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6cm"/>
    </style:style>
    <style:style style:name="co3" style:family="table-column">
      <style:table-column-properties fo:break-before="auto" style:column-width="3.279cm"/>
    </style:style>
    <style:style style:name="co4" style:family="table-column">
      <style:table-column-properties fo:break-before="auto" style:column-width="3.168cm"/>
    </style:style>
    <style:style style:name="co5" style:family="table-column">
      <style:table-column-properties fo:break-before="auto" style:column-width="5.08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2"/>
    <style:style style:name="ce3" style:family="table-cell" style:parent-style-name="Default" style:data-style-name="N36"/>
    <style:style style:name="ce4" style:family="table-cell" style:parent-style-name="Угол_20_сводной_20_таблицы">
      <style:table-cell-properties fo:border-bottom="none" fo:border-left="0.071cm solid #000000" fo:border-right="0.035cm solid #000000" fo:border-top="0.071cm solid #000000"/>
    </style:style>
    <style:style style:name="ce5" style:family="table-cell" style:parent-style-name="Поле_20_сводной_20_таблицы">
      <style:table-cell-properties fo:border-bottom="0.035cm solid #000000" fo:border-left="0.071cm solid #000000" fo:border-right="0.035cm solid #000000" fo:border-top="0.035cm solid #000000"/>
    </style:style>
    <style:style style:name="ce6" style:family="table-cell" style:parent-style-name="Категория_20_сводной_20_таблицы">
      <style:table-cell-properties fo:border-bottom="none" fo:border-left="0.071cm solid #000000" fo:border-right="0.035cm solid #000000" fo:border-top="0.035cm solid #000000"/>
    </style:style>
    <style:style style:name="ce7" style:family="table-cell" style:parent-style-name="Категория_20_сводной_20_таблицы">
      <style:table-cell-properties fo:border-bottom="none" fo:border-left="0.071cm solid #000000" fo:border-right="0.035cm solid #000000" fo:border-top="none"/>
    </style:style>
    <style:style style:name="ce8" style:family="table-cell" style:parent-style-name="Заголовок_20_сводной_20_таблицы">
      <style:table-cell-properties fo:border-bottom="0.071cm solid #000000" fo:border-left="0.071cm solid #000000" fo:border-right="0.035cm solid #000000" fo:border-top="0.035cm solid #000000"/>
    </style:style>
    <style:style style:name="ce9" style:family="table-cell" style:parent-style-name="Default">
      <style:table-cell-properties fo:border="0.035cm solid #000000"/>
    </style:style>
    <style:style style:name="ce10" style:family="table-cell" style:parent-style-name="Поле_20_сводной_20_таблицы">
      <style:table-cell-properties fo:border-bottom="0.035cm solid #000000" fo:border-left="0.035cm solid #000000" fo:border-right="0.035cm solid #000000" fo:border-top="0.071cm solid #000000"/>
    </style:style>
    <style:style style:name="ce11" style:family="table-cell" style:parent-style-name="Категория_20_сводной_20_таблицы">
      <style:table-cell-properties fo:border-bottom="0.035cm solid #000000" fo:border-left="0.035cm solid #000000" fo:border-right="none" fo:border-top="none"/>
    </style:style>
    <style:style style:name="ce12" style:family="table-cell" style:parent-style-name="Значение_20_сводной_20_таблицы">
      <style:table-cell-properties fo:border-bottom="none" fo:border-left="0.035cm solid #000000" fo:border-right="none" fo:border-top="0.035cm solid #000000"/>
    </style:style>
    <style:style style:name="ce13" style:family="table-cell" style:parent-style-name="Значение_20_сводной_20_таблицы">
      <style:table-cell-properties fo:border-bottom="none" fo:border-left="0.035cm solid #000000" fo:border-right="none" fo:border-top="none"/>
    </style:style>
    <style:style style:name="ce14" style:family="table-cell" style:parent-style-name="Значение_20_сводной_20_таблицы">
      <style:table-cell-properties fo:border-bottom="0.035cm solid #000000" fo:border-left="0.035cm solid #000000" fo:border-right="none" fo:border-top="none"/>
    </style:style>
    <style:style style:name="ce15" style:family="table-cell" style:parent-style-name="Результат_20_сводной_20_таблицы">
      <style:table-cell-properties fo:border-bottom="0.071cm solid #000000" fo:border-left="0.035cm solid #000000" fo:border-right="none" fo:border-top="0.035cm solid #000000"/>
    </style:style>
    <style:style style:name="ce16" style:family="table-cell" style:parent-style-name="Угол_20_сводной_20_таблицы">
      <style:table-cell-properties fo:border-bottom="0.035cm solid #000000" fo:border-left="none" fo:border-right="none" fo:border-top="0.071cm solid #000000"/>
    </style:style>
    <style:style style:name="ce17" style:family="table-cell" style:parent-style-name="Категория_20_сводной_20_таблицы">
      <style:table-cell-properties fo:border-bottom="0.035cm solid #000000" fo:border-left="none" fo:border-right="none" fo:border-top="none"/>
    </style:style>
    <style:style style:name="ce18" style:family="table-cell" style:parent-style-name="Значение_20_сводной_20_таблицы">
      <style:table-cell-properties fo:border-bottom="none" fo:border-left="none" fo:border-right="none" fo:border-top="0.035cm solid #000000"/>
    </style:style>
    <style:style style:name="ce19" style:family="table-cell" style:parent-style-name="Значение_20_сводной_20_таблицы">
      <style:table-cell-properties fo:border-bottom="0.035cm solid #000000" fo:border-left="none" fo:border-right="none" fo:border-top="none"/>
    </style:style>
    <style:style style:name="ce20" style:family="table-cell" style:parent-style-name="Результат_20_сводной_20_таблицы">
      <style:table-cell-properties fo:border-bottom="0.071cm solid #000000" fo:border-left="none" fo:border-right="none" fo:border-top="0.035cm solid #000000"/>
    </style:style>
    <style:style style:name="ce21" style:family="table-cell" style:parent-style-name="Значение_20_сводной_20_таблицы">
      <style:table-cell-properties fo:border-bottom="none" fo:border-left="none" fo:border-right="0.035cm solid #000000" fo:border-top="0.035cm solid #000000"/>
    </style:style>
    <style:style style:name="ce22" style:family="table-cell" style:parent-style-name="Значение_20_сводной_20_таблицы">
      <style:table-cell-properties fo:border-bottom="none" fo:border-left="none" fo:border-right="0.035cm solid #000000" fo:border-top="none"/>
    </style:style>
    <style:style style:name="ce23" style:family="table-cell" style:parent-style-name="Значение_20_сводной_20_таблицы">
      <style:table-cell-properties fo:border-bottom="0.035cm solid #000000" fo:border-left="none" fo:border-right="0.035cm solid #000000" fo:border-top="none"/>
    </style:style>
    <style:style style:name="ce24" style:family="table-cell" style:parent-style-name="Результат_20_сводной_20_таблицы">
      <style:table-cell-properties fo:border-bottom="0.071cm solid #000000" fo:border-left="none" fo:border-right="0.035cm solid #000000" fo:border-top="0.035cm solid #000000"/>
    </style:style>
    <style:style style:name="ce25" style:family="table-cell" style:parent-style-name="Угол_20_сводной_20_таблицы">
      <style:table-cell-properties fo:border-bottom="0.035cm solid #000000" fo:border-left="none" fo:border-right="0.071cm solid #000000" fo:border-top="0.071cm solid #000000"/>
    </style:style>
    <style:style style:name="ce26" style:family="table-cell" style:parent-style-name="Заголовок_20_сводной_20_таблицы">
      <style:table-cell-properties fo:border-bottom="0.035cm solid #000000" fo:border-left="0.035cm solid #000000" fo:border-right="0.071cm solid #000000" fo:border-top="0.035cm solid #000000"/>
    </style:style>
    <style:style style:name="ce27" style:family="table-cell" style:parent-style-name="Результат_20_сводной_20_таблицы">
      <style:table-cell-properties fo:border-bottom="none" fo:border-left="0.035cm solid #000000" fo:border-right="0.071cm solid #000000" fo:border-top="0.035cm solid #000000"/>
    </style:style>
    <style:style style:name="ce28" style:family="table-cell" style:parent-style-name="Результат_20_сводной_20_таблицы">
      <style:table-cell-properties fo:border-bottom="none" fo:border-left="0.035cm solid #000000" fo:border-right="0.071cm solid #000000" fo:border-top="none"/>
    </style:style>
    <style:style style:name="ce29" style:family="table-cell" style:parent-style-name="Результат_20_сводной_20_таблицы">
      <style:table-cell-properties fo:border-bottom="0.035cm solid #000000" fo:border-left="0.035cm solid #000000" fo:border-right="0.071cm solid #000000" fo:border-top="none"/>
    </style:style>
    <style:style style:name="ce30" style:family="table-cell" style:parent-style-name="Результат_20_сводной_20_таблицы">
      <style:table-cell-properties fo:border-bottom="0.071cm solid #000000" fo:border-left="0.035cm solid #000000" fo:border-right="0.071cm solid #000000" fo:border-top="0.035cm solid #000000"/>
    </style:style>
    <style:style style:name="ce3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font-style-asian="normal" style:font-weight-asian="normal" style:font-name-complex="Arial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ff" fo:border="none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font-style-asian="normal" style:font-weight-asian="normal" style:font-name-complex="Arial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ff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font-style-asian="normal" style:font-weight-asian="normal" style:font-name-complex="Arial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whole-number() and cell-content-is-between(18,100)" table:allow-empty-cell="true" table:base-cell-address="'Ввод данных'.F9">
          <table:help-message table:title="Подсказка" table:display="false">
            <text:p>Укажите возраст вкладчика</text:p>
          </table:help-message>
          <table:error-message table:message-type="stop" table:title="Внимание" table:display="true">
            <text:p>Возраст вкладчика должен быть в диапазоне от 18 до 100</text:p>
          </table:error-message>
        </table:content-validation>
        <table:content-validation table:name="val2" table:condition="of:cell-content-is-in-list(&quot;Текущий&quot;;&quot;Срочный&quot;)" table:allow-empty-cell="true" table:display-list="unsorted" table:base-cell-address="'Ввод данных'.G9">
          <table:help-message table:title="Вид счета" table:display="false">
            <text:p>Укажите какого типа должен быть счет(текущий или срочный)</text:p>
          </table:help-message>
          <table:error-message table:message-type="stop" table:title="Внимание" table:display="true">
            <text:p>Счет должен быть либо текущий, либо срочный</text:p>
          </table:error-message>
        </table:content-validation>
        <table:content-validation table:name="val3" table:condition="of:cell-content-is-date() and cell-content-is-between(42736,43100)" table:allow-empty-cell="true" table:base-cell-address="'Ввод данных'.H9">
          <table:help-message table:title="Дата" table:display="false">
            <text:p>Укажите дату открытия счета</text:p>
          </table:help-message>
          <table:error-message table:message-type="stop" table:title="Внимание" table:display="true">
            <text:p>Дата открытия счета должна быть от 01.01.2017 до 31.12.2017</text:p>
          </table:error-message>
        </table:content-validation>
        <table:content-validation table:name="val4" table:condition="of:cell-content-is-whole-number() and cell-content()&gt;=2" table:allow-empty-cell="true" table:base-cell-address="'Ввод данных'.I9">
          <table:help-message table:title="Срок вклада" table:display="false">
            <text:p>Укажите срок вклада(в годах)</text:p>
          </table:help-message>
          <table:error-message table:message-type="stop" table:title="Внимание" table:display="true">
            <text:p>Срок вклада должен быть целым числом не менее 2</text:p>
          </table:error-message>
        </table:content-validation>
        <table:content-validation table:name="val5" table:condition="of:cell-content-is-in-list(&quot;Екатеринбург&quot;;&quot;Москва&quot;;&quot;Новороссийск&quot;;&quot;Омск&quot;)" table:allow-empty-cell="true" table:display-list="unsorted" table:base-cell-address="'Ввод данных'.J2">
          <table:help-message table:title="Город" table:display="false">
            <text:p>Выберите город, в котором открывается счет</text:p>
          </table:help-message>
          <table:error-message table:message-type="stop" table:title="Внимание" table:display="true">
            <text:p>Выберите город из существующего списка</text:p>
          </table:error-message>
        </table:content-validation>
        <table:content-validation table:name="val6" table:condition="of:cell-content-is-in-list(&quot;Текущий&quot;;&quot;Депозит&quot;;&quot;Срочный&quot;)" table:allow-empty-cell="true" table:display-list="unsorted" table:base-cell-address="'Данные свод.табл.1'.C1">
          <table:error-message table:message-type="stop" table:display="true"/>
        </table:content-validation>
        <table:content-validation table:name="val7" table:condition="of:cell-content-is-in-list(&quot;Уполномоченный&quot;;&quot;Кассир&quot;)" table:allow-empty-cell="true" table:display-list="unsorted" table:base-cell-address="'Данные свод.табл.1'.D1">
          <table:error-message table:message-type="stop" table:title="Внимание" table:display="true">
            <text:p>Счет может быть открыт только уполномоченным или кассиром</text:p>
          </table:error-message>
        </table:content-validation>
        <table:content-validation table:name="val8" table:condition="of:cell-content-is-in-list(&quot;Центральное&quot;;&quot;Западное&quot;;&quot;Северное&quot;)" table:allow-empty-cell="true" table:display-list="unsorted" table:base-cell-address="'Данные свод.табл.1'.E1">
          <table:error-message table:message-type="stop" table:title="Ошибка" table:display="true">
            <text:p>Данного отделения нет в списке</text:p>
          </table:error-message>
        </table:content-validation>
        <table:content-validation table:name="val9" table:condition="of:cell-content-is-in-list(&quot;Обычный&quot;;&quot;VIP&quot;)" table:allow-empty-cell="true" table:display-list="unsorted" table:base-cell-address="'Данные свод.табл.1'.F1">
          <table:error-message table:message-type="stop" table:title="Внимание" table:display="true">
            <text:p>Укажите категорию клиента</text:p>
          </table:error-message>
        </table:content-validation>
      </table:content-validations>
      <table:table table:name="Ввод данных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>
            <text:p>Фамилия</text:p>
          </table:table-cell>
          <table:table-cell office:value-type="string">
            <text:p>Имя</text:p>
          </table:table-cell>
          <table:table-cell office:value-type="string">
            <text:p>Отчество</text:p>
          </table:table-cell>
          <table:table-cell office:value-type="string">
            <text:p>Телефон</text:p>
          </table:table-cell>
          <table:table-cell office:value-type="string">
            <text:p>Взнос</text:p>
          </table:table-cell>
          <table:table-cell office:value-type="string">
            <text:p>Возраст</text:p>
          </table:table-cell>
          <table:table-cell office:value-type="string">
            <text:p>Вид счета</text:p>
          </table:table-cell>
          <table:table-cell table:style-name="Default" office:value-type="string">
            <text:p>Дата</text:p>
          </table:table-cell>
          <table:table-cell office:value-type="string">
            <text:p>Срок вклада</text:p>
          </table:table-cell>
          <table:table-cell office:value-type="string">
            <text:p>Город</text:p>
          </table:table-cell>
        </table:table-row>
        <table:table-row table:style-name="ro1">
          <table:table-cell office:value-type="string">
            <text:p>Иванов</text:p>
          </table:table-cell>
          <table:table-cell office:value-type="string">
            <text:p>Сергей</text:p>
          </table:table-cell>
          <table:table-cell office:value-type="string">
            <text:p>Петрович</text:p>
          </table:table-cell>
          <table:table-cell office:value-type="float" office:value="89123456789">
            <text:p>89123456789</text:p>
          </table:table-cell>
          <table:table-cell office:value-type="float" office:value="25000">
            <text:p>25000</text:p>
          </table:table-cell>
          <table:table-cell table:content-validation-name="val1" office:value-type="float" office:value="18">
            <text:p>18</text:p>
          </table:table-cell>
          <table:table-cell table:content-validation-name="val2" office:value-type="string">
            <text:p>Текущий</text:p>
          </table:table-cell>
          <table:table-cell table:content-validation-name="val3" office:value-type="date" office:date-value="2017-01-01">
            <text:p>01.01.17</text:p>
          </table:table-cell>
          <table:table-cell table:content-validation-name="val4" office:value-type="float" office:value="2">
            <text:p>2</text:p>
          </table:table-cell>
          <table:table-cell table:content-validation-name="val5" office:value-type="string">
            <text:p>Екатеринбург</text:p>
          </table:table-cell>
        </table:table-row>
        <table:table-row table:style-name="ro1">
          <table:table-cell office:value-type="string">
            <text:p>Улейкин</text:p>
          </table:table-cell>
          <table:table-cell office:value-type="string">
            <text:p>Петр</text:p>
          </table:table-cell>
          <table:table-cell office:value-type="string">
            <text:p>Константинович</text:p>
          </table:table-cell>
          <table:table-cell office:value-type="float" office:value="89876543210">
            <text:p>89876543210</text:p>
          </table:table-cell>
          <table:table-cell office:value-type="float" office:value="32100">
            <text:p>32100</text:p>
          </table:table-cell>
          <table:table-cell table:content-validation-name="val1" office:value-type="float" office:value="34">
            <text:p>34</text:p>
          </table:table-cell>
          <table:table-cell table:content-validation-name="val2" office:value-type="string">
            <text:p>Срочный</text:p>
          </table:table-cell>
          <table:table-cell table:content-validation-name="val3" office:value-type="date" office:date-value="2017-02-02">
            <text:p>02.02.17</text:p>
          </table:table-cell>
          <table:table-cell table:content-validation-name="val4" office:value-type="float" office:value="3">
            <text:p>3</text:p>
          </table:table-cell>
          <table:table-cell table:content-validation-name="val5" office:value-type="string">
            <text:p>Москва</text:p>
          </table:table-cell>
        </table:table-row>
        <table:table-row table:style-name="ro1">
          <table:table-cell office:value-type="string">
            <text:p>Пилин</text:p>
          </table:table-cell>
          <table:table-cell office:value-type="string">
            <text:p>Ульян</text:p>
          </table:table-cell>
          <table:table-cell office:value-type="string">
            <text:p>Сергеевич</text:p>
          </table:table-cell>
          <table:table-cell office:value-type="float" office:value="89731964528">
            <text:p>89731964528</text:p>
          </table:table-cell>
          <table:table-cell office:value-type="float" office:value="29620">
            <text:p>29620</text:p>
          </table:table-cell>
          <table:table-cell table:content-validation-name="val1" office:value-type="float" office:value="75">
            <text:p>75</text:p>
          </table:table-cell>
          <table:table-cell table:content-validation-name="val2" office:value-type="string">
            <text:p>Срочный</text:p>
          </table:table-cell>
          <table:table-cell table:content-validation-name="val3" office:value-type="date" office:date-value="2017-05-13">
            <text:p>13.05.17</text:p>
          </table:table-cell>
          <table:table-cell table:content-validation-name="val4" office:value-type="float" office:value="4">
            <text:p>4</text:p>
          </table:table-cell>
          <table:table-cell table:content-validation-name="val5" office:value-type="string">
            <text:p>Новороссийск</text:p>
          </table:table-cell>
        </table:table-row>
        <table:table-row table:style-name="ro1">
          <table:table-cell office:value-type="string">
            <text:p>Швондер</text:p>
          </table:table-cell>
          <table:table-cell office:value-type="string">
            <text:p>Василий</text:p>
          </table:table-cell>
          <table:table-cell office:value-type="string">
            <text:p>Лукич</text:p>
          </table:table-cell>
          <table:table-cell office:value-type="float" office:value="89656574123">
            <text:p>89656574123</text:p>
          </table:table-cell>
          <table:table-cell office:value-type="float" office:value="26800">
            <text:p>26800</text:p>
          </table:table-cell>
          <table:table-cell table:content-validation-name="val1" office:value-type="float" office:value="54">
            <text:p>54</text:p>
          </table:table-cell>
          <table:table-cell table:content-validation-name="val2" office:value-type="string">
            <text:p>Срочный</text:p>
          </table:table-cell>
          <table:table-cell table:content-validation-name="val3" office:value-type="date" office:date-value="2017-07-04">
            <text:p>04.07.17</text:p>
          </table:table-cell>
          <table:table-cell table:content-validation-name="val4" office:value-type="float" office:value="2">
            <text:p>2</text:p>
          </table:table-cell>
          <table:table-cell table:content-validation-name="val5" office:value-type="string">
            <text:p>Омск</text:p>
          </table:table-cell>
        </table:table-row>
        <table:table-row table:style-name="ro1">
          <table:table-cell office:value-type="string">
            <text:p>Шаляпин</text:p>
          </table:table-cell>
          <table:table-cell office:value-type="string">
            <text:p>Федор</text:p>
          </table:table-cell>
          <table:table-cell office:value-type="string">
            <text:p>Валерьевич</text:p>
          </table:table-cell>
          <table:table-cell office:value-type="float" office:value="89992587419">
            <text:p>89992587419</text:p>
          </table:table-cell>
          <table:table-cell office:value-type="float" office:value="31790">
            <text:p>31790</text:p>
          </table:table-cell>
          <table:table-cell table:content-validation-name="val1" office:value-type="float" office:value="48">
            <text:p>48</text:p>
          </table:table-cell>
          <table:table-cell table:content-validation-name="val2" office:value-type="string">
            <text:p>Текущий</text:p>
          </table:table-cell>
          <table:table-cell table:content-validation-name="val3" office:value-type="date" office:date-value="2017-03-15">
            <text:p>15.03.17</text:p>
          </table:table-cell>
          <table:table-cell table:content-validation-name="val4" office:value-type="float" office:value="2">
            <text:p>2</text:p>
          </table:table-cell>
          <table:table-cell table:content-validation-name="val5" office:value-type="string">
            <text:p>Москва</text:p>
          </table:table-cell>
        </table:table-row>
        <table:table-row table:style-name="ro1">
          <table:table-cell office:value-type="string">
            <text:p>Кропоткин</text:p>
          </table:table-cell>
          <table:table-cell office:value-type="string">
            <text:p>Владимир</text:p>
          </table:table-cell>
          <table:table-cell office:value-type="string">
            <text:p>Борисович</text:p>
          </table:table-cell>
          <table:table-cell office:value-type="float" office:value="89174567891">
            <text:p>89174567891</text:p>
          </table:table-cell>
          <table:table-cell office:value-type="float" office:value="29800">
            <text:p>29800</text:p>
          </table:table-cell>
          <table:table-cell table:content-validation-name="val1" office:value-type="float" office:value="32">
            <text:p>32</text:p>
          </table:table-cell>
          <table:table-cell table:content-validation-name="val2" office:value-type="string">
            <text:p>Срочный</text:p>
          </table:table-cell>
          <table:table-cell table:content-validation-name="val3" office:value-type="date" office:date-value="2017-06-26">
            <text:p>26.06.17</text:p>
          </table:table-cell>
          <table:table-cell table:content-validation-name="val4" office:value-type="float" office:value="3">
            <text:p>3</text:p>
          </table:table-cell>
          <table:table-cell table:content-validation-name="val5" office:value-type="string">
            <text:p>Новороссийск</text:p>
          </table:table-cell>
        </table:table-row>
        <table:table-row table:style-name="ro1">
          <table:table-cell office:value-type="string">
            <text:p>Клещев</text:p>
          </table:table-cell>
          <table:table-cell office:value-type="string">
            <text:p>Братислав</text:p>
          </table:table-cell>
          <table:table-cell office:value-type="string">
            <text:p>Святославович</text:p>
          </table:table-cell>
          <table:table-cell office:value-type="float" office:value="89346578912">
            <text:p>89346578912</text:p>
          </table:table-cell>
          <table:table-cell office:value-type="float" office:value="17000">
            <text:p>17000</text:p>
          </table:table-cell>
          <table:table-cell table:content-validation-name="val1" office:value-type="float" office:value="42">
            <text:p>42</text:p>
          </table:table-cell>
          <table:table-cell table:content-validation-name="val2" office:value-type="string">
            <text:p>Текущий</text:p>
          </table:table-cell>
          <table:table-cell table:content-validation-name="val3" office:value-type="date" office:date-value="2017-10-07">
            <text:p>07.10.17</text:p>
          </table:table-cell>
          <table:table-cell table:content-validation-name="val4" office:value-type="float" office:value="2">
            <text:p>2</text:p>
          </table:table-cell>
          <table:table-cell table:content-validation-name="val5" office:value-type="string">
            <text:p>Екатеринбург</text:p>
          </table:table-cell>
        </table:table-row>
        <table:table-row table:style-name="ro1">
          <table:table-cell office:value-type="string">
            <text:p>Мещеряков</text:p>
          </table:table-cell>
          <table:table-cell office:value-type="string">
            <text:p>Олег</text:p>
          </table:table-cell>
          <table:table-cell office:value-type="string">
            <text:p>Александрович</text:p>
          </table:table-cell>
          <table:table-cell office:value-type="float" office:value="89601598635">
            <text:p>89601598635</text:p>
          </table:table-cell>
          <table:table-cell office:value-type="float" office:value="23400">
            <text:p>23400</text:p>
          </table:table-cell>
          <table:table-cell table:content-validation-name="val1" office:value-type="float" office:value="19">
            <text:p>19</text:p>
          </table:table-cell>
          <table:table-cell table:content-validation-name="val2" office:value-type="string">
            <text:p>Текущий</text:p>
          </table:table-cell>
          <table:table-cell table:content-validation-name="val3" office:value-type="date" office:date-value="2017-12-28">
            <text:p>28.12.17</text:p>
          </table:table-cell>
          <table:table-cell table:content-validation-name="val4" office:value-type="float" office:value="4">
            <text:p>4</text:p>
          </table:table-cell>
          <table:table-cell table:content-validation-name="val5" office:value-type="string">
            <text:p>Омск</text:p>
          </table:table-cell>
        </table:table-row>
        <table:named-expressions/>
      </table:table>
      <table:table table:name="Фильтр" table:style-name="ta1" table:print="false"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row table:style-name="ro1">
          <table:table-cell office:value-type="string">
            <text:p>Фамилия</text:p>
          </table:table-cell>
          <table:table-cell office:value-type="string">
            <text:p>Имя</text:p>
          </table:table-cell>
          <table:table-cell office:value-type="string">
            <text:p>Отчество</text:p>
          </table:table-cell>
          <table:table-cell office:value-type="string">
            <text:p>Оклад, руб</text:p>
          </table:table-cell>
          <table:table-cell office:value-type="string">
            <text:p>Годовой фонд зарплаты, руб</text:p>
          </table:table-cell>
          <table:table-cell office:value-type="string">
            <text:p>Отдел</text:p>
          </table:table-cell>
          <table:table-cell office:value-type="string">
            <text:p>Дата приема на работу</text:p>
          </table:table-cell>
        </table:table-row>
        <table:table-row table:style-name="ro1">
          <table:table-cell office:value-type="string">
            <text:p>Андреева</text:p>
          </table:table-cell>
          <table:table-cell office:value-type="string">
            <text:p>Анна</text:p>
          </table:table-cell>
          <table:table-cell office:value-type="string">
            <text:p>Семеновна</text:p>
          </table:table-cell>
          <table:table-cell office:value-type="float" office:value="7166">
            <text:p>7166,00</text:p>
          </table:table-cell>
          <table:table-cell office:value-type="float" office:value="86992">
            <text:p>86992,00</text:p>
          </table:table-cell>
          <table:table-cell office:value-type="string">
            <text:p>Бухгалтерия</text:p>
          </table:table-cell>
          <table:table-cell office:value-type="date" office:date-value="2002-11-04">
            <text:p>04.11.2002</text:p>
          </table:table-cell>
        </table:table-row>
        <table:table-row table:style-name="ro1">
          <table:table-cell office:value-type="string">
            <text:p>Ноткин</text:p>
          </table:table-cell>
          <table:table-cell office:value-type="string">
            <text:p>Иван</text:p>
          </table:table-cell>
          <table:table-cell office:value-type="string">
            <text:p>Семенович</text:p>
          </table:table-cell>
          <table:table-cell office:value-type="float" office:value="9000">
            <text:p>9000,00</text:p>
          </table:table-cell>
          <table:table-cell office:value-type="float" office:value="108000">
            <text:p>108000,00</text:p>
          </table:table-cell>
          <table:table-cell office:value-type="string">
            <text:p>Бухгалтерия</text:p>
          </table:table-cell>
          <table:table-cell office:value-type="date" office:date-value="1998-07-09">
            <text:p>09.07.1998</text:p>
          </table:table-cell>
        </table:table-row>
        <table:table-row table:style-name="ro1">
          <table:table-cell office:value-type="string">
            <text:p>Горбатов</text:p>
          </table:table-cell>
          <table:table-cell office:value-type="string">
            <text:p>Иван</text:p>
          </table:table-cell>
          <table:table-cell office:value-type="string">
            <text:p>Семенович</text:p>
          </table:table-cell>
          <table:table-cell office:value-type="float" office:value="9916.5">
            <text:p>9916,50</text:p>
          </table:table-cell>
          <table:table-cell office:value-type="float" office:value="118998">
            <text:p>118998,00</text:p>
          </table:table-cell>
          <table:table-cell office:value-type="string">
            <text:p>Склад</text:p>
          </table:table-cell>
          <table:table-cell office:value-type="date" office:date-value="2001-05-11">
            <text:p>11.05.2001</text:p>
          </table:table-cell>
        </table:table-row>
        <table:table-row table:style-name="ro1">
          <table:table-cell office:value-type="string">
            <text:p>Крылова</text:p>
          </table:table-cell>
          <table:table-cell office:value-type="string">
            <text:p>Ольга</text:p>
          </table:table-cell>
          <table:table-cell office:value-type="string">
            <text:p>Сергеевна</text:p>
          </table:table-cell>
          <table:table-cell office:value-type="float" office:value="8083">
            <text:p>8083,00</text:p>
          </table:table-cell>
          <table:table-cell office:value-type="float" office:value="96996">
            <text:p>96996,00</text:p>
          </table:table-cell>
          <table:table-cell office:value-type="string">
            <text:p>Склад</text:p>
          </table:table-cell>
          <table:table-cell office:value-type="date" office:date-value="1999-09-06">
            <text:p>06.09.1999</text:p>
          </table:table-cell>
        </table:table-row>
        <table:table-row table:style-name="ro1">
          <table:table-cell office:value-type="string">
            <text:p>Андреева</text:p>
          </table:table-cell>
          <table:table-cell office:value-type="string">
            <text:p>Анна</text:p>
          </table:table-cell>
          <table:table-cell office:value-type="string">
            <text:p>Олеговна</text:p>
          </table:table-cell>
          <table:table-cell office:value-type="float" office:value="6250">
            <text:p>6250,00</text:p>
          </table:table-cell>
          <table:table-cell office:value-type="float" office:value="75000">
            <text:p>75000,00</text:p>
          </table:table-cell>
          <table:table-cell office:value-type="string">
            <text:p>ОК</text:p>
          </table:table-cell>
          <table:table-cell office:value-type="date" office:date-value="1999-01-02">
            <text:p>02.01.1999</text:p>
          </table:table-cell>
        </table:table-row>
        <table:table-row table:style-name="ro1">
          <table:table-cell office:value-type="string">
            <text:p>Ерохин</text:p>
          </table:table-cell>
          <table:table-cell office:value-type="string">
            <text:p>Иван</text:p>
          </table:table-cell>
          <table:table-cell office:value-type="string">
            <text:p>Федорович</text:p>
          </table:table-cell>
          <table:table-cell office:value-type="float" office:value="8541">
            <text:p>8541,00</text:p>
          </table:table-cell>
          <table:table-cell office:value-type="float" office:value="102492">
            <text:p>102492,00</text:p>
          </table:table-cell>
          <table:table-cell office:value-type="string">
            <text:p>Бухгалтерия</text:p>
          </table:table-cell>
          <table:table-cell office:value-type="date" office:date-value="2000-08-07">
            <text:p>07.08.2000</text:p>
          </table:table-cell>
        </table:table-row>
        <table:table-row table:style-name="ro1">
          <table:table-cell office:value-type="string">
            <text:p>Петрова</text:p>
          </table:table-cell>
          <table:table-cell office:value-type="string">
            <text:p>Мария</text:p>
          </table:table-cell>
          <table:table-cell office:value-type="string">
            <text:p>Андреевна</text:p>
          </table:table-cell>
          <table:table-cell office:value-type="float" office:value="10375">
            <text:p>10375,00</text:p>
          </table:table-cell>
          <table:table-cell office:value-type="float" office:value="124500">
            <text:p>124500,00</text:p>
          </table:table-cell>
          <table:table-cell office:value-type="string">
            <text:p>Склад</text:p>
          </table:table-cell>
          <table:table-cell office:value-type="date" office:date-value="1994-04-11">
            <text:p>11.04.1994</text:p>
          </table:table-cell>
        </table:table-row>
        <table:table-row table:style-name="ro1">
          <table:table-cell office:value-type="string">
            <text:p>Крылова</text:p>
          </table:table-cell>
          <table:table-cell office:value-type="string">
            <text:p>Ирина</text:p>
          </table:table-cell>
          <table:table-cell office:value-type="string">
            <text:p>Максимовна</text:p>
          </table:table-cell>
          <table:table-cell office:value-type="float" office:value="9458.5">
            <text:p>9458,50</text:p>
          </table:table-cell>
          <table:table-cell office:value-type="float" office:value="113502">
            <text:p>113502,00</text:p>
          </table:table-cell>
          <table:table-cell office:value-type="string">
            <text:p>Цех №1</text:p>
          </table:table-cell>
          <table:table-cell office:value-type="date" office:date-value="1996-06-09">
            <text:p>09.06.1996</text:p>
          </table:table-cell>
        </table:table-row>
        <table:table-row table:style-name="ro1">
          <table:table-cell office:value-type="string">
            <text:p>Васин</text:p>
          </table:table-cell>
          <table:table-cell office:value-type="string">
            <text:p>Игорь</text:p>
          </table:table-cell>
          <table:table-cell office:value-type="string">
            <text:p>Петрович</text:p>
          </table:table-cell>
          <table:table-cell office:value-type="float" office:value="7625">
            <text:p>7625,00</text:p>
          </table:table-cell>
          <table:table-cell office:value-type="float" office:value="91500">
            <text:p>91500,00</text:p>
          </table:table-cell>
          <table:table-cell office:value-type="string">
            <text:p>Цех №2</text:p>
          </table:table-cell>
          <table:table-cell office:value-type="date" office:date-value="2001-10-02">
            <text:p>02.10.2001</text:p>
          </table:table-cell>
        </table:table-row>
        <table:table-row table:style-name="ro1">
          <table:table-cell office:value-type="string">
            <text:p>Самойлов</text:p>
          </table:table-cell>
          <table:table-cell office:value-type="string">
            <text:p>Семен</text:p>
          </table:table-cell>
          <table:table-cell office:value-type="string">
            <text:p>Петрович</text:p>
          </table:table-cell>
          <table:table-cell office:value-type="float" office:value="6708">
            <text:p>6708,00</text:p>
          </table:table-cell>
          <table:table-cell office:value-type="float" office:value="80496">
            <text:p>80496,00</text:p>
          </table:table-cell>
          <table:table-cell office:value-type="string">
            <text:p>Бухгалтерия</text:p>
          </table:table-cell>
          <table:table-cell office:value-type="date" office:date-value="2000-12-03">
            <text:p>03.12.2000</text:p>
          </table:table-cell>
        </table:table-row>
        <table:table-row table:style-name="ro1">
          <table:table-cell office:value-type="string">
            <text:p>Бершев</text:p>
          </table:table-cell>
          <table:table-cell office:value-type="string">
            <text:p>Никита</text:p>
          </table:table-cell>
          <table:table-cell office:value-type="string">
            <text:p>Иванович</text:p>
          </table:table-cell>
          <table:table-cell office:value-type="float" office:value="8450">
            <text:p>8450,00</text:p>
          </table:table-cell>
          <table:table-cell office:value-type="float" office:value="101400">
            <text:p>101400,00</text:p>
          </table:table-cell>
          <table:table-cell office:value-type="string">
            <text:p>Цех №1</text:p>
          </table:table-cell>
          <table:table-cell office:value-type="date" office:date-value="2000-01-03">
            <text:p>03.01.2000</text:p>
          </table:table-cell>
        </table:table-row>
        <table:table-row table:style-name="ro1">
          <table:table-cell office:value-type="string">
            <text:p>Быстрова</text:p>
          </table:table-cell>
          <table:table-cell office:value-type="string">
            <text:p>Татьяна</text:p>
          </table:table-cell>
          <table:table-cell office:value-type="string">
            <text:p>Олеговна</text:p>
          </table:table-cell>
          <table:table-cell office:value-type="float" office:value="7120.5">
            <text:p>7120,50</text:p>
          </table:table-cell>
          <table:table-cell office:value-type="float" office:value="85446">
            <text:p>85446,00</text:p>
          </table:table-cell>
          <table:table-cell office:value-type="string">
            <text:p>ОК</text:p>
          </table:table-cell>
          <table:table-cell office:value-type="date" office:date-value="1999-12-05">
            <text:p>05.12.1999</text:p>
          </table:table-cell>
        </table:table-row>
        <table:table-row table:style-name="ro1">
          <table:table-cell office:value-type="string">
            <text:p>Доценко</text:p>
          </table:table-cell>
          <table:table-cell office:value-type="string">
            <text:p>Иван</text:p>
          </table:table-cell>
          <table:table-cell office:value-type="string">
            <text:p>Сергеевич</text:p>
          </table:table-cell>
          <table:table-cell office:value-type="float" office:value="9800">
            <text:p>9800,00</text:p>
          </table:table-cell>
          <table:table-cell office:value-type="float" office:value="117600">
            <text:p>117600,00</text:p>
          </table:table-cell>
          <table:table-cell office:value-type="string">
            <text:p>Цех №2</text:p>
          </table:table-cell>
          <table:table-cell office:value-type="date" office:date-value="2003-07-15">
            <text:p>15.07.2003</text:p>
          </table:table-cell>
        </table:table-row>
        <table:table-row table:style-name="ro1">
          <table:table-cell office:value-type="string">
            <text:p>Фандеев</text:p>
          </table:table-cell>
          <table:table-cell office:value-type="string">
            <text:p>Петр</text:p>
          </table:table-cell>
          <table:table-cell office:value-type="string">
            <text:p>Иванович</text:p>
          </table:table-cell>
          <table:table-cell office:value-type="float" office:value="8657">
            <text:p>8657,00</text:p>
          </table:table-cell>
          <table:table-cell office:value-type="float" office:value="103884">
            <text:p>103884,00</text:p>
          </table:table-cell>
          <table:table-cell office:value-type="string">
            <text:p>Цех №2</text:p>
          </table:table-cell>
          <table:table-cell office:value-type="date" office:date-value="2001-06-09">
            <text:p>09.06.2001</text:p>
          </table:table-cell>
        </table:table-row>
        <table:table-row table:style-name="ro1">
          <table:table-cell office:value-type="string">
            <text:p>Конов</text:p>
          </table:table-cell>
          <table:table-cell office:value-type="string">
            <text:p>Алексей</text:p>
          </table:table-cell>
          <table:table-cell office:value-type="string">
            <text:p>Алексеевич</text:p>
          </table:table-cell>
          <table:table-cell office:value-type="float" office:value="6852.5">
            <text:p>6852,50</text:p>
          </table:table-cell>
          <table:table-cell office:value-type="float" office:value="82230">
            <text:p>82230,00</text:p>
          </table:table-cell>
          <table:table-cell office:value-type="string">
            <text:p>Цех №1</text:p>
          </table:table-cell>
          <table:table-cell office:value-type="date" office:date-value="2001-11-05">
            <text:p>05.11.2001</text:p>
          </table:table-cell>
        </table:table-row>
        <table:table-row table:style-name="ro1" table:number-rows-repeated="1048559">
          <table:table-cell table:number-columns-repeated="7"/>
        </table:table-row>
        <table:table-row table:style-name="ro1">
          <table:table-cell table:number-columns-repeated="7"/>
        </table:table-row>
        <table:named-expressions/>
      </table:table>
      <table:table table:name="Сортировка" table:style-name="ta1" table:print="false"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row table:style-name="ro1">
          <table:table-cell office:value-type="string">
            <text:p>Фамилия</text:p>
          </table:table-cell>
          <table:table-cell office:value-type="string">
            <text:p>Имя</text:p>
          </table:table-cell>
          <table:table-cell office:value-type="string">
            <text:p>Отчество</text:p>
          </table:table-cell>
          <table:table-cell office:value-type="string">
            <text:p>Оклад, руб</text:p>
          </table:table-cell>
          <table:table-cell office:value-type="string">
            <text:p>Годовой фонд зарплаты, руб</text:p>
          </table:table-cell>
          <table:table-cell office:value-type="string">
            <text:p>Отдел</text:p>
          </table:table-cell>
          <table:table-cell office:value-type="string">
            <text:p>Дата приема на работу</text:p>
          </table:table-cell>
        </table:table-row>
        <table:table-row table:style-name="ro1">
          <table:table-cell office:value-type="string">
            <text:p>Андреева</text:p>
          </table:table-cell>
          <table:table-cell office:value-type="string">
            <text:p>Анна</text:p>
          </table:table-cell>
          <table:table-cell office:value-type="string">
            <text:p>Семеновна</text:p>
          </table:table-cell>
          <table:table-cell office:value-type="float" office:value="7166">
            <text:p>7166,00</text:p>
          </table:table-cell>
          <table:table-cell office:value-type="float" office:value="86992">
            <text:p>86992,00</text:p>
          </table:table-cell>
          <table:table-cell office:value-type="string">
            <text:p>Бухгалтерия</text:p>
          </table:table-cell>
          <table:table-cell office:value-type="date" office:date-value="2002-11-04">
            <text:p>04.11.2002</text:p>
          </table:table-cell>
        </table:table-row>
        <table:table-row table:style-name="ro1">
          <table:table-cell office:value-type="string">
            <text:p>Ноткин</text:p>
          </table:table-cell>
          <table:table-cell office:value-type="string">
            <text:p>Иван</text:p>
          </table:table-cell>
          <table:table-cell office:value-type="string">
            <text:p>Семенович</text:p>
          </table:table-cell>
          <table:table-cell office:value-type="float" office:value="9000">
            <text:p>9000,00</text:p>
          </table:table-cell>
          <table:table-cell office:value-type="float" office:value="108000">
            <text:p>108000,00</text:p>
          </table:table-cell>
          <table:table-cell office:value-type="string">
            <text:p>Бухгалтерия</text:p>
          </table:table-cell>
          <table:table-cell office:value-type="date" office:date-value="1998-07-09">
            <text:p>09.07.1998</text:p>
          </table:table-cell>
        </table:table-row>
        <table:table-row table:style-name="ro1">
          <table:table-cell office:value-type="string">
            <text:p>Горбатов</text:p>
          </table:table-cell>
          <table:table-cell office:value-type="string">
            <text:p>Иван</text:p>
          </table:table-cell>
          <table:table-cell office:value-type="string">
            <text:p>Семенович</text:p>
          </table:table-cell>
          <table:table-cell office:value-type="float" office:value="9916.5">
            <text:p>9916,50</text:p>
          </table:table-cell>
          <table:table-cell office:value-type="float" office:value="118998">
            <text:p>118998,00</text:p>
          </table:table-cell>
          <table:table-cell office:value-type="string">
            <text:p>Склад</text:p>
          </table:table-cell>
          <table:table-cell office:value-type="date" office:date-value="2001-05-11">
            <text:p>11.05.2001</text:p>
          </table:table-cell>
        </table:table-row>
        <table:table-row table:style-name="ro1">
          <table:table-cell office:value-type="string">
            <text:p>Крылова</text:p>
          </table:table-cell>
          <table:table-cell office:value-type="string">
            <text:p>Ольга</text:p>
          </table:table-cell>
          <table:table-cell office:value-type="string">
            <text:p>Сергеевна</text:p>
          </table:table-cell>
          <table:table-cell office:value-type="float" office:value="8083">
            <text:p>8083,00</text:p>
          </table:table-cell>
          <table:table-cell office:value-type="float" office:value="96996">
            <text:p>96996,00</text:p>
          </table:table-cell>
          <table:table-cell office:value-type="string">
            <text:p>Склад</text:p>
          </table:table-cell>
          <table:table-cell office:value-type="date" office:date-value="1999-09-06">
            <text:p>06.09.1999</text:p>
          </table:table-cell>
        </table:table-row>
        <table:table-row table:style-name="ro1">
          <table:table-cell office:value-type="string">
            <text:p>Андреева</text:p>
          </table:table-cell>
          <table:table-cell office:value-type="string">
            <text:p>Анна</text:p>
          </table:table-cell>
          <table:table-cell office:value-type="string">
            <text:p>Олеговна</text:p>
          </table:table-cell>
          <table:table-cell office:value-type="float" office:value="6250">
            <text:p>6250,00</text:p>
          </table:table-cell>
          <table:table-cell office:value-type="float" office:value="75000">
            <text:p>75000,00</text:p>
          </table:table-cell>
          <table:table-cell office:value-type="string">
            <text:p>ОК</text:p>
          </table:table-cell>
          <table:table-cell office:value-type="date" office:date-value="1999-01-02">
            <text:p>02.01.1999</text:p>
          </table:table-cell>
        </table:table-row>
        <table:table-row table:style-name="ro1">
          <table:table-cell office:value-type="string">
            <text:p>Ерохин</text:p>
          </table:table-cell>
          <table:table-cell office:value-type="string">
            <text:p>Иван</text:p>
          </table:table-cell>
          <table:table-cell office:value-type="string">
            <text:p>Федорович</text:p>
          </table:table-cell>
          <table:table-cell office:value-type="float" office:value="8541">
            <text:p>8541,00</text:p>
          </table:table-cell>
          <table:table-cell office:value-type="float" office:value="102492">
            <text:p>102492,00</text:p>
          </table:table-cell>
          <table:table-cell office:value-type="string">
            <text:p>Бухгалтерия</text:p>
          </table:table-cell>
          <table:table-cell office:value-type="date" office:date-value="2000-08-07">
            <text:p>07.08.2000</text:p>
          </table:table-cell>
        </table:table-row>
        <table:table-row table:style-name="ro1">
          <table:table-cell office:value-type="string">
            <text:p>Петрова</text:p>
          </table:table-cell>
          <table:table-cell office:value-type="string">
            <text:p>Мария</text:p>
          </table:table-cell>
          <table:table-cell office:value-type="string">
            <text:p>Андреевна</text:p>
          </table:table-cell>
          <table:table-cell office:value-type="float" office:value="10375">
            <text:p>10375,00</text:p>
          </table:table-cell>
          <table:table-cell office:value-type="float" office:value="124500">
            <text:p>124500,00</text:p>
          </table:table-cell>
          <table:table-cell office:value-type="string">
            <text:p>Склад</text:p>
          </table:table-cell>
          <table:table-cell office:value-type="date" office:date-value="1994-04-11">
            <text:p>11.04.1994</text:p>
          </table:table-cell>
        </table:table-row>
        <table:table-row table:style-name="ro1">
          <table:table-cell office:value-type="string">
            <text:p>Крылова</text:p>
          </table:table-cell>
          <table:table-cell office:value-type="string">
            <text:p>Ирина</text:p>
          </table:table-cell>
          <table:table-cell office:value-type="string">
            <text:p>Максимовна</text:p>
          </table:table-cell>
          <table:table-cell office:value-type="float" office:value="9458.5">
            <text:p>9458,50</text:p>
          </table:table-cell>
          <table:table-cell office:value-type="float" office:value="113502">
            <text:p>113502,00</text:p>
          </table:table-cell>
          <table:table-cell office:value-type="string">
            <text:p>Цех №1</text:p>
          </table:table-cell>
          <table:table-cell office:value-type="date" office:date-value="1996-06-09">
            <text:p>09.06.1996</text:p>
          </table:table-cell>
        </table:table-row>
        <table:table-row table:style-name="ro1">
          <table:table-cell office:value-type="string">
            <text:p>Васин</text:p>
          </table:table-cell>
          <table:table-cell office:value-type="string">
            <text:p>Игорь</text:p>
          </table:table-cell>
          <table:table-cell office:value-type="string">
            <text:p>Петрович</text:p>
          </table:table-cell>
          <table:table-cell office:value-type="float" office:value="7625">
            <text:p>7625,00</text:p>
          </table:table-cell>
          <table:table-cell office:value-type="float" office:value="91500">
            <text:p>91500,00</text:p>
          </table:table-cell>
          <table:table-cell office:value-type="string">
            <text:p>Цех №2</text:p>
          </table:table-cell>
          <table:table-cell office:value-type="date" office:date-value="2001-10-02">
            <text:p>02.10.2001</text:p>
          </table:table-cell>
        </table:table-row>
        <table:table-row table:style-name="ro1">
          <table:table-cell office:value-type="string">
            <text:p>Самойлов</text:p>
          </table:table-cell>
          <table:table-cell office:value-type="string">
            <text:p>Семен</text:p>
          </table:table-cell>
          <table:table-cell office:value-type="string">
            <text:p>Петрович</text:p>
          </table:table-cell>
          <table:table-cell office:value-type="float" office:value="6708">
            <text:p>6708,00</text:p>
          </table:table-cell>
          <table:table-cell office:value-type="float" office:value="80496">
            <text:p>80496,00</text:p>
          </table:table-cell>
          <table:table-cell office:value-type="string">
            <text:p>Бухгалтерия</text:p>
          </table:table-cell>
          <table:table-cell office:value-type="date" office:date-value="2000-12-03">
            <text:p>03.12.2000</text:p>
          </table:table-cell>
        </table:table-row>
        <table:table-row table:style-name="ro1">
          <table:table-cell office:value-type="string">
            <text:p>Бершев</text:p>
          </table:table-cell>
          <table:table-cell office:value-type="string">
            <text:p>Никита</text:p>
          </table:table-cell>
          <table:table-cell office:value-type="string">
            <text:p>Иванович</text:p>
          </table:table-cell>
          <table:table-cell office:value-type="float" office:value="8450">
            <text:p>8450,00</text:p>
          </table:table-cell>
          <table:table-cell office:value-type="float" office:value="101400">
            <text:p>101400,00</text:p>
          </table:table-cell>
          <table:table-cell office:value-type="string">
            <text:p>Цех №1</text:p>
          </table:table-cell>
          <table:table-cell office:value-type="date" office:date-value="2000-01-03">
            <text:p>03.01.2000</text:p>
          </table:table-cell>
        </table:table-row>
        <table:table-row table:style-name="ro1">
          <table:table-cell office:value-type="string">
            <text:p>Быстрова</text:p>
          </table:table-cell>
          <table:table-cell office:value-type="string">
            <text:p>Татьяна</text:p>
          </table:table-cell>
          <table:table-cell office:value-type="string">
            <text:p>Олеговна</text:p>
          </table:table-cell>
          <table:table-cell office:value-type="float" office:value="7120.5">
            <text:p>7120,50</text:p>
          </table:table-cell>
          <table:table-cell office:value-type="float" office:value="85446">
            <text:p>85446,00</text:p>
          </table:table-cell>
          <table:table-cell office:value-type="string">
            <text:p>ОК</text:p>
          </table:table-cell>
          <table:table-cell office:value-type="date" office:date-value="1999-12-05">
            <text:p>05.12.1999</text:p>
          </table:table-cell>
        </table:table-row>
        <table:table-row table:style-name="ro1">
          <table:table-cell office:value-type="string">
            <text:p>Доценко</text:p>
          </table:table-cell>
          <table:table-cell office:value-type="string">
            <text:p>Иван</text:p>
          </table:table-cell>
          <table:table-cell office:value-type="string">
            <text:p>Сергеевич</text:p>
          </table:table-cell>
          <table:table-cell office:value-type="float" office:value="9800">
            <text:p>9800,00</text:p>
          </table:table-cell>
          <table:table-cell office:value-type="float" office:value="117600">
            <text:p>117600,00</text:p>
          </table:table-cell>
          <table:table-cell office:value-type="string">
            <text:p>Цех №2</text:p>
          </table:table-cell>
          <table:table-cell office:value-type="date" office:date-value="2003-07-15">
            <text:p>15.07.2003</text:p>
          </table:table-cell>
        </table:table-row>
        <table:table-row table:style-name="ro1">
          <table:table-cell office:value-type="string">
            <text:p>Фандеев</text:p>
          </table:table-cell>
          <table:table-cell office:value-type="string">
            <text:p>Петр</text:p>
          </table:table-cell>
          <table:table-cell office:value-type="string">
            <text:p>Иванович</text:p>
          </table:table-cell>
          <table:table-cell office:value-type="float" office:value="8657">
            <text:p>8657,00</text:p>
          </table:table-cell>
          <table:table-cell office:value-type="float" office:value="103884">
            <text:p>103884,00</text:p>
          </table:table-cell>
          <table:table-cell office:value-type="string">
            <text:p>Цех №2</text:p>
          </table:table-cell>
          <table:table-cell office:value-type="date" office:date-value="2001-06-09">
            <text:p>09.06.2001</text:p>
          </table:table-cell>
        </table:table-row>
        <table:table-row table:style-name="ro1">
          <table:table-cell office:value-type="string">
            <text:p>Конов</text:p>
          </table:table-cell>
          <table:table-cell office:value-type="string">
            <text:p>Алексей</text:p>
          </table:table-cell>
          <table:table-cell office:value-type="string">
            <text:p>Алексеевич</text:p>
          </table:table-cell>
          <table:table-cell office:value-type="float" office:value="6852.5">
            <text:p>6852,50</text:p>
          </table:table-cell>
          <table:table-cell office:value-type="float" office:value="82230">
            <text:p>82230,00</text:p>
          </table:table-cell>
          <table:table-cell office:value-type="string">
            <text:p>Цех №1</text:p>
          </table:table-cell>
          <table:table-cell office:value-type="date" office:date-value="2001-11-05">
            <text:p>05.11.2001</text:p>
          </table:table-cell>
        </table:table-row>
        <table:table-row table:style-name="ro1" table:number-rows-repeated="1048559">
          <table:table-cell table:number-columns-repeated="7"/>
        </table:table-row>
        <table:table-row table:style-name="ro1">
          <table:table-cell table:number-columns-repeated="7"/>
        </table:table-row>
        <table:named-expressions/>
      </table:table>
      <table:table table:name="Итоги1" table:style-name="ta1" table:print="false"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row table:style-name="ro1">
          <table:table-cell office:value-type="string">
            <text:p>Фамилия</text:p>
          </table:table-cell>
          <table:table-cell office:value-type="string">
            <text:p>Имя</text:p>
          </table:table-cell>
          <table:table-cell office:value-type="string">
            <text:p>Отчество</text:p>
          </table:table-cell>
          <table:table-cell office:value-type="string">
            <text:p>Оклад, руб</text:p>
          </table:table-cell>
          <table:table-cell office:value-type="string">
            <text:p>Годовой фонд зарплаты, руб</text:p>
          </table:table-cell>
          <table:table-cell office:value-type="string">
            <text:p>Отдел</text:p>
          </table:table-cell>
          <table:table-cell office:value-type="string">
            <text:p>Дата приема на работу</text:p>
          </table:table-cell>
        </table:table-row>
        <table:table-row-group>
          <table:table-row-group>
            <table:table-row table:style-name="ro1">
              <table:table-cell office:value-type="string">
                <text:p>Андреева</text:p>
              </table:table-cell>
              <table:table-cell office:value-type="string">
                <text:p>Анна</text:p>
              </table:table-cell>
              <table:table-cell office:value-type="string">
                <text:p>Семеновна</text:p>
              </table:table-cell>
              <table:table-cell office:value-type="float" office:value="7166">
                <text:p>7166,00</text:p>
              </table:table-cell>
              <table:table-cell office:value-type="float" office:value="86992">
                <text:p>86992,00</text:p>
              </table:table-cell>
              <table:table-cell office:value-type="string">
                <text:p>Бухгалтерия</text:p>
              </table:table-cell>
              <table:table-cell office:value-type="date" office:date-value="2002-11-04">
                <text:p>04.11.2002</text:p>
              </table:table-cell>
            </table:table-row>
            <table:table-row table:style-name="ro1">
              <table:table-cell office:value-type="string">
                <text:p>Ноткин</text:p>
              </table:table-cell>
              <table:table-cell office:value-type="string">
                <text:p>Иван</text:p>
              </table:table-cell>
              <table:table-cell office:value-type="string">
                <text:p>Семенович</text:p>
              </table:table-cell>
              <table:table-cell office:value-type="float" office:value="9000">
                <text:p>9000,00</text:p>
              </table:table-cell>
              <table:table-cell office:value-type="float" office:value="108000">
                <text:p>108000,00</text:p>
              </table:table-cell>
              <table:table-cell office:value-type="string">
                <text:p>Бухгалтерия</text:p>
              </table:table-cell>
              <table:table-cell office:value-type="date" office:date-value="1998-07-09">
                <text:p>09.07.1998</text:p>
              </table:table-cell>
            </table:table-row>
            <table:table-row table:style-name="ro1">
              <table:table-cell office:value-type="string">
                <text:p>Ерохин</text:p>
              </table:table-cell>
              <table:table-cell office:value-type="string">
                <text:p>Иван</text:p>
              </table:table-cell>
              <table:table-cell office:value-type="string">
                <text:p>Федорович</text:p>
              </table:table-cell>
              <table:table-cell office:value-type="float" office:value="8541">
                <text:p>8541,00</text:p>
              </table:table-cell>
              <table:table-cell office:value-type="float" office:value="102492">
                <text:p>102492,00</text:p>
              </table:table-cell>
              <table:table-cell office:value-type="string">
                <text:p>Бухгалтерия</text:p>
              </table:table-cell>
              <table:table-cell office:value-type="date" office:date-value="2000-08-07">
                <text:p>07.08.2000</text:p>
              </table:table-cell>
            </table:table-row>
            <table:table-row table:style-name="ro1">
              <table:table-cell office:value-type="string">
                <text:p>Самойлов</text:p>
              </table:table-cell>
              <table:table-cell office:value-type="string">
                <text:p>Семен</text:p>
              </table:table-cell>
              <table:table-cell office:value-type="string">
                <text:p>Петрович</text:p>
              </table:table-cell>
              <table:table-cell office:value-type="float" office:value="6708">
                <text:p>6708,00</text:p>
              </table:table-cell>
              <table:table-cell office:value-type="float" office:value="80496">
                <text:p>80496,00</text:p>
              </table:table-cell>
              <table:table-cell office:value-type="string">
                <text:p>Бухгалтерия</text:p>
              </table:table-cell>
              <table:table-cell office:value-type="date" office:date-value="2000-12-03">
                <text:p>03.12.2000</text:p>
              </table:table-cell>
            </table:table-row>
          </table:table-row-group>
          <table:table-row table:style-name="ro1">
            <table:table-cell table:number-columns-repeated="3"/>
            <table:table-cell table:style-name="Result" table:formula="of:=SUBTOTAL(9;[.$D$2:.$D$5])" office:value-type="float" office:value="31415">
              <text:p>31415</text:p>
            </table:table-cell>
            <table:table-cell table:style-name="Result" table:formula="of:=SUBTOTAL(9;[.$E$2:.$E$5])" office:value-type="float" office:value="377980">
              <text:p>377980</text:p>
            </table:table-cell>
            <table:table-cell table:style-name="Result" office:value-type="string">
              <text:p>Бухгалтерия Результат</text:p>
            </table:table-cell>
            <table:table-cell/>
          </table:table-row>
          <table:table-row-group>
            <table:table-row table:style-name="ro1">
              <table:table-cell office:value-type="string">
                <text:p>Андреева</text:p>
              </table:table-cell>
              <table:table-cell office:value-type="string">
                <text:p>Анна</text:p>
              </table:table-cell>
              <table:table-cell office:value-type="string">
                <text:p>Олеговна</text:p>
              </table:table-cell>
              <table:table-cell office:value-type="float" office:value="6250">
                <text:p>6250,00</text:p>
              </table:table-cell>
              <table:table-cell office:value-type="float" office:value="75000">
                <text:p>75000,00</text:p>
              </table:table-cell>
              <table:table-cell office:value-type="string">
                <text:p>ОК</text:p>
              </table:table-cell>
              <table:table-cell office:value-type="date" office:date-value="1999-01-02">
                <text:p>02.01.1999</text:p>
              </table:table-cell>
            </table:table-row>
            <table:table-row table:style-name="ro1">
              <table:table-cell office:value-type="string">
                <text:p>Быстрова</text:p>
              </table:table-cell>
              <table:table-cell office:value-type="string">
                <text:p>Татьяна</text:p>
              </table:table-cell>
              <table:table-cell office:value-type="string">
                <text:p>Олеговна</text:p>
              </table:table-cell>
              <table:table-cell office:value-type="float" office:value="7120.5">
                <text:p>7120,50</text:p>
              </table:table-cell>
              <table:table-cell office:value-type="float" office:value="85446">
                <text:p>85446,00</text:p>
              </table:table-cell>
              <table:table-cell office:value-type="string">
                <text:p>ОК</text:p>
              </table:table-cell>
              <table:table-cell office:value-type="date" office:date-value="1999-12-05">
                <text:p>05.12.1999</text:p>
              </table:table-cell>
            </table:table-row>
          </table:table-row-group>
          <table:table-row table:style-name="ro1">
            <table:table-cell table:number-columns-repeated="3"/>
            <table:table-cell table:style-name="Result" table:formula="of:=SUBTOTAL(9;[.$D$7:.$D$8])" office:value-type="float" office:value="13370.5">
              <text:p>13370,5</text:p>
            </table:table-cell>
            <table:table-cell table:style-name="Result" table:formula="of:=SUBTOTAL(9;[.$E$7:.$E$8])" office:value-type="float" office:value="160446">
              <text:p>160446</text:p>
            </table:table-cell>
            <table:table-cell table:style-name="Result" office:value-type="string">
              <text:p>ОК Результат</text:p>
            </table:table-cell>
            <table:table-cell/>
          </table:table-row>
          <table:table-row-group>
            <table:table-row table:style-name="ro1">
              <table:table-cell office:value-type="string">
                <text:p>Горбатов</text:p>
              </table:table-cell>
              <table:table-cell office:value-type="string">
                <text:p>Иван</text:p>
              </table:table-cell>
              <table:table-cell office:value-type="string">
                <text:p>Семенович</text:p>
              </table:table-cell>
              <table:table-cell office:value-type="float" office:value="9916.5">
                <text:p>9916,50</text:p>
              </table:table-cell>
              <table:table-cell office:value-type="float" office:value="118998">
                <text:p>118998,00</text:p>
              </table:table-cell>
              <table:table-cell office:value-type="string">
                <text:p>Склад</text:p>
              </table:table-cell>
              <table:table-cell office:value-type="date" office:date-value="2001-05-11">
                <text:p>11.05.2001</text:p>
              </table:table-cell>
            </table:table-row>
            <table:table-row table:style-name="ro1">
              <table:table-cell office:value-type="string">
                <text:p>Крылова</text:p>
              </table:table-cell>
              <table:table-cell office:value-type="string">
                <text:p>Ольга</text:p>
              </table:table-cell>
              <table:table-cell office:value-type="string">
                <text:p>Сергеевна</text:p>
              </table:table-cell>
              <table:table-cell office:value-type="float" office:value="8083">
                <text:p>8083,00</text:p>
              </table:table-cell>
              <table:table-cell office:value-type="float" office:value="96996">
                <text:p>96996,00</text:p>
              </table:table-cell>
              <table:table-cell office:value-type="string">
                <text:p>Склад</text:p>
              </table:table-cell>
              <table:table-cell office:value-type="date" office:date-value="1999-09-06">
                <text:p>06.09.1999</text:p>
              </table:table-cell>
            </table:table-row>
            <table:table-row table:style-name="ro1">
              <table:table-cell office:value-type="string">
                <text:p>Петрова</text:p>
              </table:table-cell>
              <table:table-cell office:value-type="string">
                <text:p>Мария</text:p>
              </table:table-cell>
              <table:table-cell office:value-type="string">
                <text:p>Андреевна</text:p>
              </table:table-cell>
              <table:table-cell office:value-type="float" office:value="10375">
                <text:p>10375,00</text:p>
              </table:table-cell>
              <table:table-cell office:value-type="float" office:value="124500">
                <text:p>124500,00</text:p>
              </table:table-cell>
              <table:table-cell office:value-type="string">
                <text:p>Склад</text:p>
              </table:table-cell>
              <table:table-cell office:value-type="date" office:date-value="1994-04-11">
                <text:p>11.04.1994</text:p>
              </table:table-cell>
            </table:table-row>
          </table:table-row-group>
          <table:table-row table:style-name="ro1">
            <table:table-cell table:number-columns-repeated="3"/>
            <table:table-cell table:style-name="Result" table:formula="of:=SUBTOTAL(9;[.$D$10:.$D$12])" office:value-type="float" office:value="28374.5">
              <text:p>28374,5</text:p>
            </table:table-cell>
            <table:table-cell table:style-name="Result" table:formula="of:=SUBTOTAL(9;[.$E$10:.$E$12])" office:value-type="float" office:value="340494">
              <text:p>340494</text:p>
            </table:table-cell>
            <table:table-cell table:style-name="Result" office:value-type="string">
              <text:p>Склад Результат</text:p>
            </table:table-cell>
            <table:table-cell/>
          </table:table-row>
          <table:table-row-group>
            <table:table-row table:style-name="ro1">
              <table:table-cell office:value-type="string">
                <text:p>Крылова</text:p>
              </table:table-cell>
              <table:table-cell office:value-type="string">
                <text:p>Ирина</text:p>
              </table:table-cell>
              <table:table-cell office:value-type="string">
                <text:p>Максимовна</text:p>
              </table:table-cell>
              <table:table-cell office:value-type="float" office:value="9458.5">
                <text:p>9458,50</text:p>
              </table:table-cell>
              <table:table-cell office:value-type="float" office:value="113502">
                <text:p>113502,00</text:p>
              </table:table-cell>
              <table:table-cell office:value-type="string">
                <text:p>Цех №1</text:p>
              </table:table-cell>
              <table:table-cell office:value-type="date" office:date-value="1996-06-09">
                <text:p>09.06.1996</text:p>
              </table:table-cell>
            </table:table-row>
            <table:table-row table:style-name="ro1">
              <table:table-cell office:value-type="string">
                <text:p>Бершев</text:p>
              </table:table-cell>
              <table:table-cell office:value-type="string">
                <text:p>Никита</text:p>
              </table:table-cell>
              <table:table-cell office:value-type="string">
                <text:p>Иванович</text:p>
              </table:table-cell>
              <table:table-cell office:value-type="float" office:value="8450">
                <text:p>8450,00</text:p>
              </table:table-cell>
              <table:table-cell office:value-type="float" office:value="101400">
                <text:p>101400,00</text:p>
              </table:table-cell>
              <table:table-cell office:value-type="string">
                <text:p>Цех №1</text:p>
              </table:table-cell>
              <table:table-cell office:value-type="date" office:date-value="2000-01-03">
                <text:p>03.01.2000</text:p>
              </table:table-cell>
            </table:table-row>
            <table:table-row table:style-name="ro1">
              <table:table-cell office:value-type="string">
                <text:p>Конов</text:p>
              </table:table-cell>
              <table:table-cell office:value-type="string">
                <text:p>Алексей</text:p>
              </table:table-cell>
              <table:table-cell office:value-type="string">
                <text:p>Алексеевич</text:p>
              </table:table-cell>
              <table:table-cell office:value-type="float" office:value="6852.5">
                <text:p>6852,50</text:p>
              </table:table-cell>
              <table:table-cell office:value-type="float" office:value="82230">
                <text:p>82230,00</text:p>
              </table:table-cell>
              <table:table-cell office:value-type="string">
                <text:p>Цех №1</text:p>
              </table:table-cell>
              <table:table-cell office:value-type="date" office:date-value="2001-11-05">
                <text:p>05.11.2001</text:p>
              </table:table-cell>
            </table:table-row>
          </table:table-row-group>
          <table:table-row table:style-name="ro1">
            <table:table-cell table:number-columns-repeated="3"/>
            <table:table-cell table:style-name="Result" table:formula="of:=SUBTOTAL(9;[.$D$14:.$D$16])" office:value-type="float" office:value="24761">
              <text:p>24761</text:p>
            </table:table-cell>
            <table:table-cell table:style-name="Result" table:formula="of:=SUBTOTAL(9;[.$E$14:.$E$16])" office:value-type="float" office:value="297132">
              <text:p>297132</text:p>
            </table:table-cell>
            <table:table-cell table:style-name="Result" office:value-type="string">
              <text:p>Цех №1 Результат</text:p>
            </table:table-cell>
            <table:table-cell/>
          </table:table-row>
          <table:table-row-group>
            <table:table-row table:style-name="ro1">
              <table:table-cell office:value-type="string">
                <text:p>Васин</text:p>
              </table:table-cell>
              <table:table-cell office:value-type="string">
                <text:p>Игорь</text:p>
              </table:table-cell>
              <table:table-cell office:value-type="string">
                <text:p>Петрович</text:p>
              </table:table-cell>
              <table:table-cell office:value-type="float" office:value="7625">
                <text:p>7625,00</text:p>
              </table:table-cell>
              <table:table-cell office:value-type="float" office:value="91500">
                <text:p>91500,00</text:p>
              </table:table-cell>
              <table:table-cell office:value-type="string">
                <text:p>Цех №2</text:p>
              </table:table-cell>
              <table:table-cell office:value-type="date" office:date-value="2001-10-02">
                <text:p>02.10.2001</text:p>
              </table:table-cell>
            </table:table-row>
            <table:table-row table:style-name="ro1">
              <table:table-cell office:value-type="string">
                <text:p>Доценко</text:p>
              </table:table-cell>
              <table:table-cell office:value-type="string">
                <text:p>Иван</text:p>
              </table:table-cell>
              <table:table-cell office:value-type="string">
                <text:p>Сергеевич</text:p>
              </table:table-cell>
              <table:table-cell office:value-type="float" office:value="9800">
                <text:p>9800,00</text:p>
              </table:table-cell>
              <table:table-cell office:value-type="float" office:value="117600">
                <text:p>117600,00</text:p>
              </table:table-cell>
              <table:table-cell office:value-type="string">
                <text:p>Цех №2</text:p>
              </table:table-cell>
              <table:table-cell office:value-type="date" office:date-value="2003-07-15">
                <text:p>15.07.2003</text:p>
              </table:table-cell>
            </table:table-row>
            <table:table-row table:style-name="ro1">
              <table:table-cell office:value-type="string">
                <text:p>Фандеев</text:p>
              </table:table-cell>
              <table:table-cell office:value-type="string">
                <text:p>Петр</text:p>
              </table:table-cell>
              <table:table-cell office:value-type="string">
                <text:p>Иванович</text:p>
              </table:table-cell>
              <table:table-cell office:value-type="float" office:value="8657">
                <text:p>8657,00</text:p>
              </table:table-cell>
              <table:table-cell office:value-type="float" office:value="103884">
                <text:p>103884,00</text:p>
              </table:table-cell>
              <table:table-cell office:value-type="string">
                <text:p>Цех №2</text:p>
              </table:table-cell>
              <table:table-cell office:value-type="date" office:date-value="2001-06-09">
                <text:p>09.06.2001</text:p>
              </table:table-cell>
            </table:table-row>
          </table:table-row-group>
          <table:table-row table:style-name="ro1">
            <table:table-cell table:number-columns-repeated="3"/>
            <table:table-cell table:style-name="Result" table:formula="of:=SUBTOTAL(9;[.$D$18:.$D$20])" office:value-type="float" office:value="26082">
              <text:p>26082</text:p>
            </table:table-cell>
            <table:table-cell table:style-name="Result" table:formula="of:=SUBTOTAL(9;[.$E$18:.$E$20])" office:value-type="float" office:value="312984">
              <text:p>312984</text:p>
            </table:table-cell>
            <table:table-cell table:style-name="Result" office:value-type="string">
              <text:p>Цех №2 Результат</text:p>
            </table:table-cell>
            <table:table-cell/>
          </table:table-row>
        </table:table-row-group>
        <table:table-row table:style-name="ro1">
          <table:table-cell table:number-columns-repeated="3"/>
          <table:table-cell table:style-name="Result" table:formula="of:=SUBTOTAL(9;[.$D$2:.$D$21])" office:value-type="float" office:value="124003">
            <text:p>124003</text:p>
          </table:table-cell>
          <table:table-cell table:style-name="Result" table:formula="of:=SUBTOTAL(9;[.$E$2:.$E$21])" office:value-type="float" office:value="1489036">
            <text:p>1489036</text:p>
          </table:table-cell>
          <table:table-cell table:style-name="Result" office:value-type="string">
            <text:p>Общий итог</text:p>
          </table:table-cell>
          <table:table-cell/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  <table:named-expressions/>
      </table:table>
      <table:table table:name="Итоги2" table:style-name="ta1" table:print="false"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>
            <text:p>Фамилия</text:p>
          </table:table-cell>
          <table:table-cell office:value-type="string">
            <text:p>Имя</text:p>
          </table:table-cell>
          <table:table-cell office:value-type="string">
            <text:p>Отчество</text:p>
          </table:table-cell>
          <table:table-cell office:value-type="string">
            <text:p>Телефон</text:p>
          </table:table-cell>
          <table:table-cell office:value-type="string">
            <text:p>Взнос</text:p>
          </table:table-cell>
          <table:table-cell office:value-type="string">
            <text:p>Возраст</text:p>
          </table:table-cell>
          <table:table-cell office:value-type="string">
            <text:p>Вид счета</text:p>
          </table:table-cell>
          <table:table-cell table:style-name="Default" office:value-type="string">
            <text:p>Дата</text:p>
          </table:table-cell>
          <table:table-cell office:value-type="string">
            <text:p>Срок вклада</text:p>
          </table:table-cell>
          <table:table-cell office:value-type="string">
            <text:p>Город</text:p>
          </table:table-cell>
        </table:table-row>
        <table:table-row-group>
          <table:table-row-group>
            <table:table-row table:style-name="ro1">
              <table:table-cell office:value-type="string">
                <text:p>Улейкин</text:p>
              </table:table-cell>
              <table:table-cell office:value-type="string">
                <text:p>Петр</text:p>
              </table:table-cell>
              <table:table-cell office:value-type="string">
                <text:p>Константинович</text:p>
              </table:table-cell>
              <table:table-cell office:value-type="float" office:value="89876543210">
                <text:p>89876543210</text:p>
              </table:table-cell>
              <table:table-cell office:value-type="float" office:value="32100">
                <text:p>32100</text:p>
              </table:table-cell>
              <table:table-cell table:content-validation-name="val1" office:value-type="float" office:value="34">
                <text:p>34</text:p>
              </table:table-cell>
              <table:table-cell table:content-validation-name="val2" office:value-type="string">
                <text:p>Срочный</text:p>
              </table:table-cell>
              <table:table-cell table:content-validation-name="val3" office:value-type="date" office:date-value="2017-02-02">
                <text:p>02.02.17</text:p>
              </table:table-cell>
              <table:table-cell table:content-validation-name="val4" office:value-type="float" office:value="3">
                <text:p>3</text:p>
              </table:table-cell>
              <table:table-cell table:content-validation-name="val5" office:value-type="string">
                <text:p>Москва</text:p>
              </table:table-cell>
            </table:table-row>
            <table:table-row table:style-name="ro1">
              <table:table-cell office:value-type="string">
                <text:p>Пилин</text:p>
              </table:table-cell>
              <table:table-cell office:value-type="string">
                <text:p>Ульян</text:p>
              </table:table-cell>
              <table:table-cell office:value-type="string">
                <text:p>Сергеевич</text:p>
              </table:table-cell>
              <table:table-cell office:value-type="float" office:value="89731964528">
                <text:p>89731964528</text:p>
              </table:table-cell>
              <table:table-cell office:value-type="float" office:value="29620">
                <text:p>29620</text:p>
              </table:table-cell>
              <table:table-cell table:content-validation-name="val1" office:value-type="float" office:value="75">
                <text:p>75</text:p>
              </table:table-cell>
              <table:table-cell table:content-validation-name="val2" office:value-type="string">
                <text:p>Срочный</text:p>
              </table:table-cell>
              <table:table-cell table:content-validation-name="val3" office:value-type="date" office:date-value="2017-05-13">
                <text:p>13.05.17</text:p>
              </table:table-cell>
              <table:table-cell table:content-validation-name="val4" office:value-type="float" office:value="4">
                <text:p>4</text:p>
              </table:table-cell>
              <table:table-cell table:content-validation-name="val5" office:value-type="string">
                <text:p>Новороссийск</text:p>
              </table:table-cell>
            </table:table-row>
            <table:table-row table:style-name="ro1">
              <table:table-cell office:value-type="string">
                <text:p>Швондер</text:p>
              </table:table-cell>
              <table:table-cell office:value-type="string">
                <text:p>Василий</text:p>
              </table:table-cell>
              <table:table-cell office:value-type="string">
                <text:p>Лукич</text:p>
              </table:table-cell>
              <table:table-cell office:value-type="float" office:value="89656574123">
                <text:p>89656574123</text:p>
              </table:table-cell>
              <table:table-cell office:value-type="float" office:value="26800">
                <text:p>26800</text:p>
              </table:table-cell>
              <table:table-cell table:content-validation-name="val1" office:value-type="float" office:value="54">
                <text:p>54</text:p>
              </table:table-cell>
              <table:table-cell table:content-validation-name="val2" office:value-type="string">
                <text:p>Срочный</text:p>
              </table:table-cell>
              <table:table-cell table:content-validation-name="val3" office:value-type="date" office:date-value="2017-07-04">
                <text:p>04.07.17</text:p>
              </table:table-cell>
              <table:table-cell table:content-validation-name="val4" office:value-type="float" office:value="2">
                <text:p>2</text:p>
              </table:table-cell>
              <table:table-cell table:content-validation-name="val5" office:value-type="string">
                <text:p>Омск</text:p>
              </table:table-cell>
            </table:table-row>
            <table:table-row table:style-name="ro1">
              <table:table-cell office:value-type="string">
                <text:p>Кропоткин</text:p>
              </table:table-cell>
              <table:table-cell office:value-type="string">
                <text:p>Владимир</text:p>
              </table:table-cell>
              <table:table-cell office:value-type="string">
                <text:p>Борисович</text:p>
              </table:table-cell>
              <table:table-cell office:value-type="float" office:value="89174567891">
                <text:p>89174567891</text:p>
              </table:table-cell>
              <table:table-cell office:value-type="float" office:value="29800">
                <text:p>29800</text:p>
              </table:table-cell>
              <table:table-cell table:content-validation-name="val1" office:value-type="float" office:value="32">
                <text:p>32</text:p>
              </table:table-cell>
              <table:table-cell table:content-validation-name="val2" office:value-type="string">
                <text:p>Срочный</text:p>
              </table:table-cell>
              <table:table-cell table:content-validation-name="val3" office:value-type="date" office:date-value="2017-06-26">
                <text:p>26.06.17</text:p>
              </table:table-cell>
              <table:table-cell table:content-validation-name="val4" office:value-type="float" office:value="3">
                <text:p>3</text:p>
              </table:table-cell>
              <table:table-cell table:content-validation-name="val5" office:value-type="string">
                <text:p>Новороссийск</text:p>
              </table:table-cell>
            </table:table-row>
          </table:table-row-group>
          <table:table-row table:style-name="ro1">
            <table:table-cell table:number-columns-repeated="4"/>
            <table:table-cell table:style-name="Result" table:formula="of:=SUBTOTAL(9;[.$E$2:.$E$5])" office:value-type="float" office:value="118320">
              <text:p>118320</text:p>
            </table:table-cell>
            <table:table-cell table:content-validation-name="val1"/>
            <table:table-cell table:style-name="Result" table:content-validation-name="val2" office:value-type="string">
              <text:p>Срочный Сумма</text:p>
            </table:table-cell>
            <table:table-cell table:content-validation-name="val3"/>
            <table:table-cell table:content-validation-name="val4"/>
            <table:table-cell table:content-validation-name="val5"/>
          </table:table-row>
          <table:table-row-group>
            <table:table-row table:style-name="ro1">
              <table:table-cell office:value-type="string">
                <text:p>Иванов</text:p>
              </table:table-cell>
              <table:table-cell office:value-type="string">
                <text:p>Сергей</text:p>
              </table:table-cell>
              <table:table-cell office:value-type="string">
                <text:p>Петрович</text:p>
              </table:table-cell>
              <table:table-cell office:value-type="float" office:value="89123456789">
                <text:p>89123456789</text:p>
              </table:table-cell>
              <table:table-cell office:value-type="float" office:value="25000">
                <text:p>25000</text:p>
              </table:table-cell>
              <table:table-cell table:content-validation-name="val1" office:value-type="float" office:value="18">
                <text:p>18</text:p>
              </table:table-cell>
              <table:table-cell table:content-validation-name="val2" office:value-type="string">
                <text:p>Текущий</text:p>
              </table:table-cell>
              <table:table-cell table:content-validation-name="val3" office:value-type="date" office:date-value="2017-01-01">
                <text:p>01.01.17</text:p>
              </table:table-cell>
              <table:table-cell table:content-validation-name="val4" office:value-type="float" office:value="2">
                <text:p>2</text:p>
              </table:table-cell>
              <table:table-cell table:content-validation-name="val5" office:value-type="string">
                <text:p>Екатеринбург</text:p>
              </table:table-cell>
            </table:table-row>
            <table:table-row table:style-name="ro1">
              <table:table-cell office:value-type="string">
                <text:p>Шаляпин</text:p>
              </table:table-cell>
              <table:table-cell office:value-type="string">
                <text:p>Федор</text:p>
              </table:table-cell>
              <table:table-cell office:value-type="string">
                <text:p>Валерьевич</text:p>
              </table:table-cell>
              <table:table-cell office:value-type="float" office:value="89992587419">
                <text:p>89992587419</text:p>
              </table:table-cell>
              <table:table-cell office:value-type="float" office:value="31790">
                <text:p>31790</text:p>
              </table:table-cell>
              <table:table-cell table:content-validation-name="val1" office:value-type="float" office:value="48">
                <text:p>48</text:p>
              </table:table-cell>
              <table:table-cell table:content-validation-name="val2" office:value-type="string">
                <text:p>Текущий</text:p>
              </table:table-cell>
              <table:table-cell table:content-validation-name="val3" office:value-type="date" office:date-value="2017-03-15">
                <text:p>15.03.17</text:p>
              </table:table-cell>
              <table:table-cell table:content-validation-name="val4" office:value-type="float" office:value="2">
                <text:p>2</text:p>
              </table:table-cell>
              <table:table-cell table:content-validation-name="val5" office:value-type="string">
                <text:p>Москва</text:p>
              </table:table-cell>
            </table:table-row>
            <table:table-row table:style-name="ro1">
              <table:table-cell office:value-type="string">
                <text:p>Клещев</text:p>
              </table:table-cell>
              <table:table-cell office:value-type="string">
                <text:p>Братислав</text:p>
              </table:table-cell>
              <table:table-cell office:value-type="string">
                <text:p>Святославович</text:p>
              </table:table-cell>
              <table:table-cell office:value-type="float" office:value="89346578912">
                <text:p>89346578912</text:p>
              </table:table-cell>
              <table:table-cell office:value-type="float" office:value="17000">
                <text:p>17000</text:p>
              </table:table-cell>
              <table:table-cell table:content-validation-name="val1" office:value-type="float" office:value="42">
                <text:p>42</text:p>
              </table:table-cell>
              <table:table-cell table:content-validation-name="val2" office:value-type="string">
                <text:p>Текущий</text:p>
              </table:table-cell>
              <table:table-cell table:content-validation-name="val3" office:value-type="date" office:date-value="2017-10-07">
                <text:p>07.10.17</text:p>
              </table:table-cell>
              <table:table-cell table:content-validation-name="val4" office:value-type="float" office:value="2">
                <text:p>2</text:p>
              </table:table-cell>
              <table:table-cell table:content-validation-name="val5" office:value-type="string">
                <text:p>Екатеринбург</text:p>
              </table:table-cell>
            </table:table-row>
            <table:table-row table:style-name="ro1">
              <table:table-cell office:value-type="string">
                <text:p>Мещеряков</text:p>
              </table:table-cell>
              <table:table-cell office:value-type="string">
                <text:p>Олег</text:p>
              </table:table-cell>
              <table:table-cell office:value-type="string">
                <text:p>Александрович</text:p>
              </table:table-cell>
              <table:table-cell office:value-type="float" office:value="89601598635">
                <text:p>89601598635</text:p>
              </table:table-cell>
              <table:table-cell office:value-type="float" office:value="23400">
                <text:p>23400</text:p>
              </table:table-cell>
              <table:table-cell table:content-validation-name="val1" office:value-type="float" office:value="19">
                <text:p>19</text:p>
              </table:table-cell>
              <table:table-cell table:content-validation-name="val2" office:value-type="string">
                <text:p>Текущий</text:p>
              </table:table-cell>
              <table:table-cell table:content-validation-name="val3" office:value-type="date" office:date-value="2017-12-28">
                <text:p>28.12.17</text:p>
              </table:table-cell>
              <table:table-cell table:content-validation-name="val4" office:value-type="float" office:value="4">
                <text:p>4</text:p>
              </table:table-cell>
              <table:table-cell table:content-validation-name="val5" office:value-type="string">
                <text:p>Омск</text:p>
              </table:table-cell>
            </table:table-row>
          </table:table-row-group>
          <table:table-row table:style-name="ro1">
            <table:table-cell table:number-columns-repeated="4"/>
            <table:table-cell table:style-name="Result" table:formula="of:=SUBTOTAL(9;[.$E$7:.$E$10])" office:value-type="float" office:value="97190">
              <text:p>97190</text:p>
            </table:table-cell>
            <table:table-cell table:content-validation-name="val1"/>
            <table:table-cell table:style-name="Result" table:content-validation-name="val2" office:value-type="string">
              <text:p>Текущий Сумма</text:p>
            </table:table-cell>
            <table:table-cell table:content-validation-name="val3"/>
            <table:table-cell table:content-validation-name="val4"/>
            <table:table-cell table:content-validation-name="val5"/>
          </table:table-row>
        </table:table-row-group>
        <table:table-row table:style-name="ro1">
          <table:table-cell table:number-columns-repeated="4"/>
          <table:table-cell table:style-name="Result" table:formula="of:=SUBTOTAL(9;[.$E$2:.$E$11])" office:value-type="float" office:value="215510">
            <text:p>215510</text:p>
          </table:table-cell>
          <table:table-cell table:content-validation-name="val1"/>
          <table:table-cell table:style-name="Result" table:content-validation-name="val2" office:value-type="string">
            <text:p>Общий итог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named-expressions/>
      </table:table>
      <table:table table:name="Д-функ" table:style-name="ta1" table:print="false"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office:value-type="string">
            <text:p>Фамилия</text:p>
          </table:table-cell>
          <table:table-cell office:value-type="string">
            <text:p>Имя</text:p>
          </table:table-cell>
          <table:table-cell office:value-type="string">
            <text:p>Отчество</text:p>
          </table:table-cell>
          <table:table-cell table:style-name="ce2" office:value-type="string">
            <text:p>Оклад, руб</text:p>
          </table:table-cell>
          <table:table-cell office:value-type="string">
            <text:p>Годовой фонд зарплаты, руб</text:p>
          </table:table-cell>
          <table:table-cell office:value-type="string">
            <text:p>Отдел</text:p>
          </table:table-cell>
          <table:table-cell table:style-name="ce3" office:value-type="string">
            <text:p>Дата приема на работу</text:p>
          </table:table-cell>
          <table:table-cell table:number-columns-repeated="2"/>
        </table:table-row>
        <table:table-row table:style-name="ro1">
          <table:table-cell office:value-type="string">
            <text:p>Андреева</text:p>
          </table:table-cell>
          <table:table-cell office:value-type="string">
            <text:p>Анна</text:p>
          </table:table-cell>
          <table:table-cell office:value-type="string">
            <text:p>Семеновна</text:p>
          </table:table-cell>
          <table:table-cell table:style-name="ce2" office:value-type="float" office:value="7166">
            <text:p>7166,00</text:p>
          </table:table-cell>
          <table:table-cell office:value-type="float" office:value="86992">
            <text:p>86992,00</text:p>
          </table:table-cell>
          <table:table-cell office:value-type="string">
            <text:p>Бухгалтерия</text:p>
          </table:table-cell>
          <table:table-cell table:style-name="ce3" office:value-type="date" office:date-value="2002-11-04">
            <text:p>04.11.2002</text:p>
          </table:table-cell>
          <table:table-cell table:number-columns-repeated="2"/>
        </table:table-row>
        <table:table-row table:style-name="ro1">
          <table:table-cell office:value-type="string">
            <text:p>Ноткин</text:p>
          </table:table-cell>
          <table:table-cell office:value-type="string">
            <text:p>Иван</text:p>
          </table:table-cell>
          <table:table-cell office:value-type="string">
            <text:p>Семенович</text:p>
          </table:table-cell>
          <table:table-cell table:style-name="ce2" office:value-type="float" office:value="9000">
            <text:p>9000,00</text:p>
          </table:table-cell>
          <table:table-cell office:value-type="float" office:value="108000">
            <text:p>108000,00</text:p>
          </table:table-cell>
          <table:table-cell office:value-type="string">
            <text:p>Бухгалтерия</text:p>
          </table:table-cell>
          <table:table-cell table:style-name="ce3" office:value-type="date" office:date-value="1998-07-09">
            <text:p>09.07.1998</text:p>
          </table:table-cell>
          <table:table-cell table:number-columns-repeated="2"/>
        </table:table-row>
        <table:table-row table:style-name="ro1">
          <table:table-cell office:value-type="string">
            <text:p>Горбатов</text:p>
          </table:table-cell>
          <table:table-cell office:value-type="string">
            <text:p>Иван</text:p>
          </table:table-cell>
          <table:table-cell office:value-type="string">
            <text:p>Семенович</text:p>
          </table:table-cell>
          <table:table-cell table:style-name="ce2" office:value-type="float" office:value="9916.5">
            <text:p>9916,50</text:p>
          </table:table-cell>
          <table:table-cell office:value-type="float" office:value="118998">
            <text:p>118998,00</text:p>
          </table:table-cell>
          <table:table-cell office:value-type="string">
            <text:p>Склад</text:p>
          </table:table-cell>
          <table:table-cell table:style-name="ce3" office:value-type="date" office:date-value="2001-05-11">
            <text:p>11.05.2001</text:p>
          </table:table-cell>
          <table:table-cell table:number-columns-repeated="2"/>
        </table:table-row>
        <table:table-row table:style-name="ro1">
          <table:table-cell office:value-type="string">
            <text:p>Крылова</text:p>
          </table:table-cell>
          <table:table-cell office:value-type="string">
            <text:p>Ольга</text:p>
          </table:table-cell>
          <table:table-cell office:value-type="string">
            <text:p>Сергеевна</text:p>
          </table:table-cell>
          <table:table-cell table:style-name="ce2" office:value-type="float" office:value="8083">
            <text:p>8083,00</text:p>
          </table:table-cell>
          <table:table-cell office:value-type="float" office:value="96996">
            <text:p>96996,00</text:p>
          </table:table-cell>
          <table:table-cell office:value-type="string">
            <text:p>Склад</text:p>
          </table:table-cell>
          <table:table-cell table:style-name="ce3" office:value-type="date" office:date-value="1999-09-06">
            <text:p>06.09.1999</text:p>
          </table:table-cell>
          <table:table-cell table:number-columns-repeated="2"/>
        </table:table-row>
        <table:table-row table:style-name="ro1">
          <table:table-cell office:value-type="string">
            <text:p>Андреева</text:p>
          </table:table-cell>
          <table:table-cell office:value-type="string">
            <text:p>Анна</text:p>
          </table:table-cell>
          <table:table-cell office:value-type="string">
            <text:p>Олеговна</text:p>
          </table:table-cell>
          <table:table-cell table:style-name="ce2" office:value-type="float" office:value="6250">
            <text:p>6250,00</text:p>
          </table:table-cell>
          <table:table-cell office:value-type="float" office:value="75000">
            <text:p>75000,00</text:p>
          </table:table-cell>
          <table:table-cell office:value-type="string">
            <text:p>ОК</text:p>
          </table:table-cell>
          <table:table-cell table:style-name="ce3" office:value-type="date" office:date-value="1999-01-02">
            <text:p>02.01.1999</text:p>
          </table:table-cell>
          <table:table-cell table:number-columns-repeated="2"/>
        </table:table-row>
        <table:table-row table:style-name="ro1">
          <table:table-cell office:value-type="string">
            <text:p>Ерохин</text:p>
          </table:table-cell>
          <table:table-cell office:value-type="string">
            <text:p>Иван</text:p>
          </table:table-cell>
          <table:table-cell office:value-type="string">
            <text:p>Федорович</text:p>
          </table:table-cell>
          <table:table-cell table:style-name="ce2" office:value-type="float" office:value="8541">
            <text:p>8541,00</text:p>
          </table:table-cell>
          <table:table-cell office:value-type="float" office:value="102492">
            <text:p>102492,00</text:p>
          </table:table-cell>
          <table:table-cell office:value-type="string">
            <text:p>Бухгалтерия</text:p>
          </table:table-cell>
          <table:table-cell table:style-name="ce3" office:value-type="date" office:date-value="2000-08-07">
            <text:p>07.08.2000</text:p>
          </table:table-cell>
          <table:table-cell table:number-columns-repeated="2"/>
        </table:table-row>
        <table:table-row table:style-name="ro1">
          <table:table-cell office:value-type="string">
            <text:p>Петрова</text:p>
          </table:table-cell>
          <table:table-cell office:value-type="string">
            <text:p>Мария</text:p>
          </table:table-cell>
          <table:table-cell office:value-type="string">
            <text:p>Андреевна</text:p>
          </table:table-cell>
          <table:table-cell table:style-name="ce2" office:value-type="float" office:value="10375">
            <text:p>10375,00</text:p>
          </table:table-cell>
          <table:table-cell office:value-type="float" office:value="124500">
            <text:p>124500,00</text:p>
          </table:table-cell>
          <table:table-cell office:value-type="string">
            <text:p>Склад</text:p>
          </table:table-cell>
          <table:table-cell table:style-name="ce3" office:value-type="date" office:date-value="1994-04-11">
            <text:p>11.04.1994</text:p>
          </table:table-cell>
          <table:table-cell table:number-columns-repeated="2"/>
        </table:table-row>
        <table:table-row table:style-name="ro1">
          <table:table-cell office:value-type="string">
            <text:p>Крылова</text:p>
          </table:table-cell>
          <table:table-cell office:value-type="string">
            <text:p>Ирина</text:p>
          </table:table-cell>
          <table:table-cell office:value-type="string">
            <text:p>Максимовна</text:p>
          </table:table-cell>
          <table:table-cell table:style-name="ce2" office:value-type="float" office:value="9458.5">
            <text:p>9458,50</text:p>
          </table:table-cell>
          <table:table-cell office:value-type="float" office:value="113502">
            <text:p>113502,00</text:p>
          </table:table-cell>
          <table:table-cell office:value-type="string">
            <text:p>Цех №1</text:p>
          </table:table-cell>
          <table:table-cell table:style-name="ce3" office:value-type="date" office:date-value="1996-06-09">
            <text:p>09.06.1996</text:p>
          </table:table-cell>
          <table:table-cell table:number-columns-repeated="2"/>
        </table:table-row>
        <table:table-row table:style-name="ro1">
          <table:table-cell office:value-type="string">
            <text:p>Васин</text:p>
          </table:table-cell>
          <table:table-cell office:value-type="string">
            <text:p>Игорь</text:p>
          </table:table-cell>
          <table:table-cell office:value-type="string">
            <text:p>Петрович</text:p>
          </table:table-cell>
          <table:table-cell table:style-name="ce2" office:value-type="float" office:value="7625">
            <text:p>7625,00</text:p>
          </table:table-cell>
          <table:table-cell office:value-type="float" office:value="91500">
            <text:p>91500,00</text:p>
          </table:table-cell>
          <table:table-cell office:value-type="string">
            <text:p>Цех №2</text:p>
          </table:table-cell>
          <table:table-cell table:style-name="ce3" office:value-type="date" office:date-value="2001-10-02">
            <text:p>02.10.2001</text:p>
          </table:table-cell>
          <table:table-cell table:number-columns-repeated="2"/>
        </table:table-row>
        <table:table-row table:style-name="ro1">
          <table:table-cell office:value-type="string">
            <text:p>Самойлов</text:p>
          </table:table-cell>
          <table:table-cell office:value-type="string">
            <text:p>Семен</text:p>
          </table:table-cell>
          <table:table-cell office:value-type="string">
            <text:p>Петрович</text:p>
          </table:table-cell>
          <table:table-cell table:style-name="ce2" office:value-type="float" office:value="6708">
            <text:p>6708,00</text:p>
          </table:table-cell>
          <table:table-cell office:value-type="float" office:value="80496">
            <text:p>80496,00</text:p>
          </table:table-cell>
          <table:table-cell office:value-type="string">
            <text:p>Бухгалтерия</text:p>
          </table:table-cell>
          <table:table-cell table:style-name="ce3" office:value-type="date" office:date-value="2000-12-03">
            <text:p>03.12.2000</text:p>
          </table:table-cell>
          <table:table-cell table:number-columns-repeated="2"/>
        </table:table-row>
        <table:table-row table:style-name="ro1">
          <table:table-cell office:value-type="string">
            <text:p>Бершев</text:p>
          </table:table-cell>
          <table:table-cell office:value-type="string">
            <text:p>Никита</text:p>
          </table:table-cell>
          <table:table-cell office:value-type="string">
            <text:p>Иванович</text:p>
          </table:table-cell>
          <table:table-cell table:style-name="ce2" office:value-type="float" office:value="8450">
            <text:p>8450,00</text:p>
          </table:table-cell>
          <table:table-cell office:value-type="float" office:value="101400">
            <text:p>101400,00</text:p>
          </table:table-cell>
          <table:table-cell office:value-type="string">
            <text:p>Цех №1</text:p>
          </table:table-cell>
          <table:table-cell table:style-name="ce3" office:value-type="date" office:date-value="2000-01-03">
            <text:p>03.01.2000</text:p>
          </table:table-cell>
          <table:table-cell table:number-columns-repeated="2"/>
        </table:table-row>
        <table:table-row table:style-name="ro1">
          <table:table-cell office:value-type="string">
            <text:p>Быстрова</text:p>
          </table:table-cell>
          <table:table-cell office:value-type="string">
            <text:p>Татьяна</text:p>
          </table:table-cell>
          <table:table-cell office:value-type="string">
            <text:p>Олеговна</text:p>
          </table:table-cell>
          <table:table-cell table:style-name="ce2" office:value-type="float" office:value="7120.5">
            <text:p>7120,50</text:p>
          </table:table-cell>
          <table:table-cell office:value-type="float" office:value="85446">
            <text:p>85446,00</text:p>
          </table:table-cell>
          <table:table-cell office:value-type="string">
            <text:p>ОК</text:p>
          </table:table-cell>
          <table:table-cell table:style-name="ce3" office:value-type="date" office:date-value="1999-12-05">
            <text:p>05.12.1999</text:p>
          </table:table-cell>
          <table:table-cell table:number-columns-repeated="2"/>
        </table:table-row>
        <table:table-row table:style-name="ro1">
          <table:table-cell office:value-type="string">
            <text:p>Доценко</text:p>
          </table:table-cell>
          <table:table-cell office:value-type="string">
            <text:p>Иван</text:p>
          </table:table-cell>
          <table:table-cell office:value-type="string">
            <text:p>Сергеевич</text:p>
          </table:table-cell>
          <table:table-cell table:style-name="ce2" office:value-type="float" office:value="9800">
            <text:p>9800,00</text:p>
          </table:table-cell>
          <table:table-cell office:value-type="float" office:value="117600">
            <text:p>117600,00</text:p>
          </table:table-cell>
          <table:table-cell office:value-type="string">
            <text:p>Цех №2</text:p>
          </table:table-cell>
          <table:table-cell table:style-name="ce3" office:value-type="date" office:date-value="2003-07-15">
            <text:p>15.07.2003</text:p>
          </table:table-cell>
          <table:table-cell table:number-columns-repeated="2"/>
        </table:table-row>
        <table:table-row table:style-name="ro1">
          <table:table-cell office:value-type="string">
            <text:p>Фандеев</text:p>
          </table:table-cell>
          <table:table-cell office:value-type="string">
            <text:p>Петр</text:p>
          </table:table-cell>
          <table:table-cell office:value-type="string">
            <text:p>Иванович</text:p>
          </table:table-cell>
          <table:table-cell table:style-name="ce2" office:value-type="float" office:value="8657">
            <text:p>8657,00</text:p>
          </table:table-cell>
          <table:table-cell office:value-type="float" office:value="103884">
            <text:p>103884,00</text:p>
          </table:table-cell>
          <table:table-cell office:value-type="string">
            <text:p>Цех №2</text:p>
          </table:table-cell>
          <table:table-cell table:style-name="ce3" office:value-type="date" office:date-value="2001-06-09">
            <text:p>09.06.2001</text:p>
          </table:table-cell>
          <table:table-cell table:number-columns-repeated="2"/>
        </table:table-row>
        <table:table-row table:style-name="ro1">
          <table:table-cell office:value-type="string">
            <text:p>Конов</text:p>
          </table:table-cell>
          <table:table-cell office:value-type="string">
            <text:p>Алексей</text:p>
          </table:table-cell>
          <table:table-cell office:value-type="string">
            <text:p>Алексеевич</text:p>
          </table:table-cell>
          <table:table-cell table:style-name="ce2" office:value-type="float" office:value="6852.5">
            <text:p>6852,50</text:p>
          </table:table-cell>
          <table:table-cell office:value-type="float" office:value="82230">
            <text:p>82230,00</text:p>
          </table:table-cell>
          <table:table-cell office:value-type="string">
            <text:p>Цех №1</text:p>
          </table:table-cell>
          <table:table-cell table:style-name="ce3" office:value-type="date" office:date-value="2001-11-05">
            <text:p>05.11.2001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Оклад, руб</text:p>
          </table:table-cell>
          <table:table-cell office:value-type="string">
            <text:p>Сумма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>
            <text:p>&gt;8000</text:p>
          </table:table-cell>
          <table:table-cell table:formula="of:=DSUM(База;[.D1];[.A19:.A20])" office:value-type="float" office:value="82281">
            <text:p>82281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>
            <text:p>Отдел</text:p>
          </table:table-cell>
          <table:table-cell office:value-type="string">
            <text:p>Сумма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>
            <text:p>ОК</text:p>
          </table:table-cell>
          <table:table-cell table:formula="of:=DSUM(База;[.E1];[.A22:.A23])" office:value-type="float" office:value="160446">
            <text:p>160446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2" table:style-name="ce3" office:value-type="string">
            <text:p>Дата приема на работу</text:p>
          </table:table-cell>
          <table:table-cell office:value-type="string">
            <text:p>Счет</text:p>
          </table:table-cell>
          <table:table-cell/>
          <table:table-cell office:value-type="string">
            <text:p>Оклад, руб</text:p>
          </table:table-cell>
          <table:table-cell table:style-name="ce2" office:value-type="string">
            <text:p>Оклад, руб</text:p>
          </table:table-cell>
          <table:table-cell office:value-type="string">
            <text:p>Счет</text:p>
          </table:table-cell>
          <table:table-cell table:number-columns-repeated="2"/>
        </table:table-row>
        <table:table-row table:style-name="ro1">
          <table:table-cell office:value-type="string">
            <text:p>&gt;=01.01.2000</text:p>
          </table:table-cell>
          <table:table-cell office:value-type="string">
            <text:p>&lt;=31.12.2003</text:p>
          </table:table-cell>
          <table:table-cell table:formula="of:=DCOUNT(База;[.$G$1];[.A26:.B27])" office:value-type="float" office:value="9">
            <text:p>9</text:p>
          </table:table-cell>
          <table:table-cell/>
          <table:table-cell table:style-name="Default" office:value-type="string">
            <text:p>&gt;=7000</text:p>
          </table:table-cell>
          <table:table-cell office:value-type="string">
            <text:p>&lt;=10000</text:p>
          </table:table-cell>
          <table:table-cell table:formula="of:=DCOUNT(База;[.$G$1];[.E26:.F27])" office:value-type="float" office:value="11">
            <text:p>11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>
            <text:p>Отдел</text:p>
          </table:table-cell>
          <table:table-cell office:value-type="string">
            <text:p>Среднее значение</text:p>
          </table:table-cell>
          <table:table-cell/>
          <table:table-cell office:value-type="string">
            <text:p>Отдел</text:p>
          </table:table-cell>
          <table:table-cell table:number-columns-repeated="2" table:style-name="ce3" office:value-type="string">
            <text:p>Дата приема на работу</text:p>
          </table:table-cell>
          <table:table-cell office:value-type="string">
            <text:p>Среднее значение</text:p>
          </table:table-cell>
          <table:table-cell table:number-columns-repeated="2"/>
        </table:table-row>
        <table:table-row table:style-name="ro1">
          <table:table-cell office:value-type="string">
            <text:p>ОК</text:p>
          </table:table-cell>
          <table:table-cell table:formula="of:=DAVERAGE(База;[.$D$1];[.A30:.A31])" office:value-type="float" office:value="6685.25">
            <text:p>6685,25</text:p>
          </table:table-cell>
          <table:table-cell/>
          <table:table-cell office:value-type="string">
            <text:p>ОК</text:p>
          </table:table-cell>
          <table:table-cell table:style-name="Default" office:value-type="string">
            <text:p>&gt;=01.01.2000</text:p>
          </table:table-cell>
          <table:table-cell office:value-type="string">
            <text:p>&lt;=31.12.2003</text:p>
          </table:table-cell>
          <table:table-cell table:formula="of:=DAVERAGE(База;[.$E$1];[.D30:.D31])" office:value-type="float" office:value="80223">
            <text:p>80223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>
            <text:p>Отдел</text:p>
          </table:table-cell>
          <table:table-cell office:value-type="string">
            <text:p>Макс Значение</text:p>
          </table:table-cell>
          <table:table-cell office:value-type="string">
            <text:p>Мин значение</text:p>
          </table:table-cell>
          <table:table-cell/>
          <table:table-cell table:style-name="Default" office:value-type="string">
            <text:p>Отдел</text:p>
          </table:table-cell>
          <table:table-cell table:number-columns-repeated="2" table:style-name="ce3" office:value-type="string">
            <text:p>Дата приема на работу</text:p>
          </table:table-cell>
          <table:table-cell office:value-type="string">
            <text:p>Макс значение</text:p>
          </table:table-cell>
          <table:table-cell office:value-type="string">
            <text:p>Мин значение</text:p>
          </table:table-cell>
        </table:table-row>
        <table:table-row table:style-name="ro1">
          <table:table-cell office:value-type="string">
            <text:p>Бухгалтерия</text:p>
          </table:table-cell>
          <table:table-cell table:formula="of:=DMAX(База;[.D1];[.A34:.A35])" office:value-type="float" office:value="9000">
            <text:p>9000</text:p>
          </table:table-cell>
          <table:table-cell table:formula="of:=DMIN(База;[.D1];[.A34:.A35])" office:value-type="float" office:value="6708">
            <text:p>6708</text:p>
          </table:table-cell>
          <table:table-cell/>
          <table:table-cell table:style-name="Default" office:value-type="string">
            <text:p>ОК</text:p>
          </table:table-cell>
          <table:table-cell office:value-type="string">
            <text:p>&gt;=01.01.2000</text:p>
          </table:table-cell>
          <table:table-cell office:value-type="string">
            <text:p>&lt;=31.12.2003</text:p>
          </table:table-cell>
          <table:table-cell table:formula="of:=DMAX(База;[.$E$1];[.E34:.E35])" office:value-type="float" office:value="85446">
            <text:p>85446</text:p>
          </table:table-cell>
          <table:table-cell table:formula="of:=DMIN(База;[.$E$1];[.E34:.E35])" office:value-type="float" office:value="75000">
            <text:p>75000</text:p>
          </table:table-cell>
        </table:table-row>
        <table:named-expressions/>
      </table:table>
      <table:table table:name="Данные свод.табл.1" table:style-name="ta1" table:print="false">
        <table:table-column table:style-name="co1" table:default-cell-style-name="ce3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Дата</text:p>
          </table:table-cell>
          <table:table-cell office:value-type="string">
            <text:p>Сумма счета, руб</text:p>
          </table:table-cell>
          <table:table-cell table:content-validation-name="val6" office:value-type="string">
            <text:p>Тип</text:p>
          </table:table-cell>
          <table:table-cell table:content-validation-name="val7" office:value-type="string">
            <text:p>Открыл</text:p>
          </table:table-cell>
          <table:table-cell table:content-validation-name="val8" office:value-type="string">
            <text:p>Отделение</text:p>
          </table:table-cell>
          <table:table-cell table:content-validation-name="val9" office:value-type="string">
            <text:p>Клиент</text:p>
          </table:table-cell>
        </table:table-row>
        <table:table-row table:style-name="ro1">
          <table:table-cell office:value-type="date" office:date-value="2005-09-01">
            <text:p>01.09.2005</text:p>
          </table:table-cell>
          <table:table-cell office:value-type="float" office:value="5000">
            <text:p>5000</text:p>
          </table:table-cell>
          <table:table-cell table:content-validation-name="val6" office:value-type="string">
            <text:p>Текущий</text:p>
          </table:table-cell>
          <table:table-cell table:content-validation-name="val7" office:value-type="string">
            <text:p>Уполномоченный</text:p>
          </table:table-cell>
          <table:table-cell table:content-validation-name="val8" office:value-type="string">
            <text:p>Центральное</text:p>
          </table:table-cell>
          <table:table-cell table:content-validation-name="val9" office:value-type="string">
            <text:p>Обычный</text:p>
          </table:table-cell>
        </table:table-row>
        <table:table-row table:style-name="ro1">
          <table:table-cell office:value-type="date" office:date-value="2005-09-01">
            <text:p>01.09.2005</text:p>
          </table:table-cell>
          <table:table-cell office:value-type="float" office:value="15000">
            <text:p>15000</text:p>
          </table:table-cell>
          <table:table-cell table:content-validation-name="val6" office:value-type="string">
            <text:p>Депозит</text:p>
          </table:table-cell>
          <table:table-cell table:content-validation-name="val7" office:value-type="string">
            <text:p>Кассир</text:p>
          </table:table-cell>
          <table:table-cell table:content-validation-name="val8" office:value-type="string">
            <text:p>Западное</text:p>
          </table:table-cell>
          <table:table-cell table:content-validation-name="val9" office:value-type="string">
            <text:p>Обычный</text:p>
          </table:table-cell>
        </table:table-row>
        <table:table-row table:style-name="ro1">
          <table:table-cell office:value-type="date" office:date-value="2005-09-01">
            <text:p>01.09.2005</text:p>
          </table:table-cell>
          <table:table-cell office:value-type="float" office:value="15000">
            <text:p>15000</text:p>
          </table:table-cell>
          <table:table-cell table:content-validation-name="val6" office:value-type="string">
            <text:p>Депозит</text:p>
          </table:table-cell>
          <table:table-cell table:content-validation-name="val7" office:value-type="string">
            <text:p>Уполномоченный</text:p>
          </table:table-cell>
          <table:table-cell table:content-validation-name="val8" office:value-type="string">
            <text:p>Западное</text:p>
          </table:table-cell>
          <table:table-cell table:content-validation-name="val9" office:value-type="string">
            <text:p>Обычный</text:p>
          </table:table-cell>
        </table:table-row>
        <table:table-row table:style-name="ro1">
          <table:table-cell office:value-type="date" office:date-value="2005-09-01">
            <text:p>01.09.2005</text:p>
          </table:table-cell>
          <table:table-cell office:value-type="float" office:value="120000">
            <text:p>120000</text:p>
          </table:table-cell>
          <table:table-cell table:content-validation-name="val6" office:value-type="string">
            <text:p>Срочный</text:p>
          </table:table-cell>
          <table:table-cell table:content-validation-name="val7" office:value-type="string">
            <text:p>Уполномоченный</text:p>
          </table:table-cell>
          <table:table-cell table:content-validation-name="val8" office:value-type="string">
            <text:p>Северное</text:p>
          </table:table-cell>
          <table:table-cell table:content-validation-name="val9" office:value-type="string">
            <text:p>VIP</text:p>
          </table:table-cell>
        </table:table-row>
        <table:table-row table:style-name="ro1">
          <table:table-cell office:value-type="date" office:date-value="2005-09-01">
            <text:p>01.09.2005</text:p>
          </table:table-cell>
          <table:table-cell office:value-type="float" office:value="5000">
            <text:p>5000</text:p>
          </table:table-cell>
          <table:table-cell table:content-validation-name="val6" office:value-type="string">
            <text:p>Срочный</text:p>
          </table:table-cell>
          <table:table-cell table:content-validation-name="val7" office:value-type="string">
            <text:p>Уполномоченный</text:p>
          </table:table-cell>
          <table:table-cell table:content-validation-name="val8" office:value-type="string">
            <text:p>Северное</text:p>
          </table:table-cell>
          <table:table-cell table:content-validation-name="val9" office:value-type="string">
            <text:p>Обычный</text:p>
          </table:table-cell>
        </table:table-row>
        <table:table-row table:style-name="ro1">
          <table:table-cell office:value-type="date" office:date-value="2005-09-01">
            <text:p>01.09.2005</text:p>
          </table:table-cell>
          <table:table-cell office:value-type="float" office:value="7000">
            <text:p>7000</text:p>
          </table:table-cell>
          <table:table-cell table:content-validation-name="val6" office:value-type="string">
            <text:p>Депозит</text:p>
          </table:table-cell>
          <table:table-cell table:content-validation-name="val7" office:value-type="string">
            <text:p>Уполномоченный</text:p>
          </table:table-cell>
          <table:table-cell table:content-validation-name="val8" office:value-type="string">
            <text:p>Северное</text:p>
          </table:table-cell>
          <table:table-cell table:content-validation-name="val9" office:value-type="string">
            <text:p>Обычный</text:p>
          </table:table-cell>
        </table:table-row>
        <table:table-row table:style-name="ro1">
          <table:table-cell office:value-type="date" office:date-value="2005-09-01">
            <text:p>01.09.2005</text:p>
          </table:table-cell>
          <table:table-cell office:value-type="float" office:value="90000">
            <text:p>90000</text:p>
          </table:table-cell>
          <table:table-cell table:content-validation-name="val6" office:value-type="string">
            <text:p>Депозит</text:p>
          </table:table-cell>
          <table:table-cell table:content-validation-name="val7" office:value-type="string">
            <text:p>Уполномоченный</text:p>
          </table:table-cell>
          <table:table-cell table:content-validation-name="val8" office:value-type="string">
            <text:p>Западное</text:p>
          </table:table-cell>
          <table:table-cell table:content-validation-name="val9" office:value-type="string">
            <text:p>Обычный</text:p>
          </table:table-cell>
        </table:table-row>
        <table:table-row table:style-name="ro1">
          <table:table-cell office:value-type="date" office:date-value="2005-09-02">
            <text:p>02.09.2005</text:p>
          </table:table-cell>
          <table:table-cell office:value-type="float" office:value="50000">
            <text:p>50000</text:p>
          </table:table-cell>
          <table:table-cell table:content-validation-name="val6" office:value-type="string">
            <text:p>Текущий</text:p>
          </table:table-cell>
          <table:table-cell table:content-validation-name="val7" office:value-type="string">
            <text:p>Кассир</text:p>
          </table:table-cell>
          <table:table-cell table:content-validation-name="val8" office:value-type="string">
            <text:p>Северное</text:p>
          </table:table-cell>
          <table:table-cell table:content-validation-name="val9" office:value-type="string">
            <text:p>Обычный</text:p>
          </table:table-cell>
        </table:table-row>
        <table:table-row table:style-name="ro1">
          <table:table-cell office:value-type="date" office:date-value="2005-09-02">
            <text:p>02.09.2005</text:p>
          </table:table-cell>
          <table:table-cell office:value-type="float" office:value="400000">
            <text:p>400000</text:p>
          </table:table-cell>
          <table:table-cell table:content-validation-name="val6" office:value-type="string">
            <text:p>Текущий</text:p>
          </table:table-cell>
          <table:table-cell table:content-validation-name="val7" office:value-type="string">
            <text:p>Кассир</text:p>
          </table:table-cell>
          <table:table-cell table:content-validation-name="val8" office:value-type="string">
            <text:p>Центральное</text:p>
          </table:table-cell>
          <table:table-cell table:content-validation-name="val9" office:value-type="string">
            <text:p>VIP</text:p>
          </table:table-cell>
        </table:table-row>
        <table:table-row table:style-name="ro1">
          <table:table-cell office:value-type="date" office:date-value="2005-09-02">
            <text:p>02.09.2005</text:p>
          </table:table-cell>
          <table:table-cell office:value-type="float" office:value="10000">
            <text:p>10000</text:p>
          </table:table-cell>
          <table:table-cell table:content-validation-name="val6" office:value-type="string">
            <text:p>Текущий</text:p>
          </table:table-cell>
          <table:table-cell table:content-validation-name="val7" office:value-type="string">
            <text:p>Уполномоченный</text:p>
          </table:table-cell>
          <table:table-cell table:content-validation-name="val8" office:value-type="string">
            <text:p>Центральное</text:p>
          </table:table-cell>
          <table:table-cell table:content-validation-name="val9" office:value-type="string">
            <text:p>Обычный</text:p>
          </table:table-cell>
        </table:table-row>
        <table:table-row table:style-name="ro1">
          <table:table-cell office:value-type="date" office:date-value="2005-09-02">
            <text:p>02.09.2005</text:p>
          </table:table-cell>
          <table:table-cell office:value-type="float" office:value="14000">
            <text:p>14000</text:p>
          </table:table-cell>
          <table:table-cell table:content-validation-name="val6" office:value-type="string">
            <text:p>Депозит</text:p>
          </table:table-cell>
          <table:table-cell table:content-validation-name="val7" office:value-type="string">
            <text:p>Уполномоченный</text:p>
          </table:table-cell>
          <table:table-cell table:content-validation-name="val8" office:value-type="string">
            <text:p>Центральное</text:p>
          </table:table-cell>
          <table:table-cell table:content-validation-name="val9" office:value-type="string">
            <text:p>Обычный</text:p>
          </table:table-cell>
        </table:table-row>
        <table:table-row table:style-name="ro1">
          <table:table-cell office:value-type="date" office:date-value="2005-09-02">
            <text:p>02.09.2005</text:p>
          </table:table-cell>
          <table:table-cell office:value-type="float" office:value="100000">
            <text:p>100000</text:p>
          </table:table-cell>
          <table:table-cell table:content-validation-name="val6" office:value-type="string">
            <text:p>Срочный</text:p>
          </table:table-cell>
          <table:table-cell table:content-validation-name="val7" office:value-type="string">
            <text:p>Уполномоченный</text:p>
          </table:table-cell>
          <table:table-cell table:content-validation-name="val8" office:value-type="string">
            <text:p>Северное</text:p>
          </table:table-cell>
          <table:table-cell table:content-validation-name="val9" office:value-type="string">
            <text:p>VIP</text:p>
          </table:table-cell>
        </table:table-row>
        <table:table-row table:style-name="ro1">
          <table:table-cell office:value-type="date" office:date-value="2005-09-02">
            <text:p>02.09.2005</text:p>
          </table:table-cell>
          <table:table-cell office:value-type="float" office:value="4000">
            <text:p>4000</text:p>
          </table:table-cell>
          <table:table-cell table:content-validation-name="val6" office:value-type="string">
            <text:p>Срочный</text:p>
          </table:table-cell>
          <table:table-cell table:content-validation-name="val7" office:value-type="string">
            <text:p>Кассир</text:p>
          </table:table-cell>
          <table:table-cell table:content-validation-name="val8" office:value-type="string">
            <text:p>Западное</text:p>
          </table:table-cell>
          <table:table-cell table:content-validation-name="val9" office:value-type="string">
            <text:p>Обычный</text:p>
          </table:table-cell>
        </table:table-row>
        <table:table-row table:style-name="ro1">
          <table:table-cell office:value-type="date" office:date-value="2005-09-03">
            <text:p>03.09.2005</text:p>
          </table:table-cell>
          <table:table-cell office:value-type="float" office:value="50000">
            <text:p>50000</text:p>
          </table:table-cell>
          <table:table-cell table:content-validation-name="val6" office:value-type="string">
            <text:p>Текущий</text:p>
          </table:table-cell>
          <table:table-cell table:content-validation-name="val7" office:value-type="string">
            <text:p>Уполномоченный</text:p>
          </table:table-cell>
          <table:table-cell table:content-validation-name="val8" office:value-type="string">
            <text:p>Западное</text:p>
          </table:table-cell>
          <table:table-cell table:content-validation-name="val9" office:value-type="string">
            <text:p>Обычный</text:p>
          </table:table-cell>
        </table:table-row>
        <table:table-row table:style-name="ro1">
          <table:table-cell office:value-type="date" office:date-value="2005-09-03">
            <text:p>03.09.2005</text:p>
          </table:table-cell>
          <table:table-cell office:value-type="float" office:value="300000">
            <text:p>300000</text:p>
          </table:table-cell>
          <table:table-cell table:content-validation-name="val6" office:value-type="string">
            <text:p>Текущий</text:p>
          </table:table-cell>
          <table:table-cell table:content-validation-name="val7" office:value-type="string">
            <text:p>Уполномоченный</text:p>
          </table:table-cell>
          <table:table-cell table:content-validation-name="val8" office:value-type="string">
            <text:p>Центральное</text:p>
          </table:table-cell>
          <table:table-cell table:content-validation-name="val9" office:value-type="string">
            <text:p>VIP</text:p>
          </table:table-cell>
        </table:table-row>
        <table:table-row table:style-name="ro1">
          <table:table-cell table:number-columns-repeated="2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</table:table-row>
        <table:table-row table:style-name="ro1">
          <table:table-cell table:number-columns-repeated="2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</table:table-row>
        <table:table-row table:style-name="ro1" table:number-rows-repeated="1048557">
          <table:table-cell table:number-columns-repeated="2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</table:table-row>
        <table:table-row table:style-name="ro1">
          <table:table-cell table:number-columns-repeated="2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</table:table-row>
        <table:named-expressions/>
      </table:table>
      <table:table table:name="Сводная таблица_Данные свод.табл.1_1" table:style-name="ta1" table:print="false">
        <table:table-column table:style-name="co1" table:default-cell-style-name="Поле_20_сводной_20_таблицы"/>
        <table:table-column table:style-name="co1" table:default-cell-style-name="ce9"/>
        <table:table-column table:style-name="co1" table:number-columns-repeated="3" table:default-cell-style-name="Default"/>
        <table:table-row table:style-name="ro1">
          <table:table-cell table:style-name="Default" office:value-type="string">
            <text:p>Фильтр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Клиент</text:p>
          </table:table-cell>
          <table:table-cell office:value-type="string">
            <text:p>- все -</text:p>
          </table:table-cell>
          <table:table-cell table:number-columns-repeated="3"/>
        </table:table-row>
        <table:table-row table:style-name="ro1">
          <table:table-cell office:value-type="string">
            <text:p>Открыл</text:p>
          </table:table-cell>
          <table:table-cell office:value-type="string">
            <text:p>- все -</text:p>
          </table:table-cell>
          <table:table-cell table:number-columns-repeated="3"/>
        </table:table-row>
        <table:table-row table:style-name="ro1">
          <table:table-cell office:value-type="string">
            <text:p>Дата</text:p>
          </table:table-cell>
          <table:table-cell office:value-type="string">
            <text:p>- все -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4" office:value-type="string">
            <text:p>Сумма - Сумма счета, руб</text:p>
          </table:table-cell>
          <table:table-cell table:style-name="ce10" office:value-type="string">
            <text:p>Тип</text:p>
          </table:table-cell>
          <table:table-cell table:style-name="ce16" table:number-columns-repeated="2"/>
          <table:table-cell table:style-name="ce25"/>
        </table:table-row>
        <table:table-row table:style-name="ro1">
          <table:table-cell table:style-name="ce5" office:value-type="string">
            <text:p>Отделение</text:p>
          </table:table-cell>
          <table:table-cell table:style-name="ce11" office:value-type="string">
            <text:p>Депозит</text:p>
          </table:table-cell>
          <table:table-cell table:style-name="ce17" office:value-type="string">
            <text:p>Срочный</text:p>
          </table:table-cell>
          <table:table-cell table:style-name="ce17" office:value-type="string">
            <text:p>Текущий</text:p>
          </table:table-cell>
          <table:table-cell table:style-name="ce26" office:value-type="string">
            <text:p>Итог Результат</text:p>
          </table:table-cell>
        </table:table-row>
        <table:table-row table:style-name="ro1">
          <table:table-cell table:style-name="ce6" office:value-type="string">
            <text:p>Западное</text:p>
          </table:table-cell>
          <table:table-cell table:style-name="ce12" office:value-type="float" office:value="120000">
            <text:p>120000</text:p>
          </table:table-cell>
          <table:table-cell table:style-name="ce18" office:value-type="float" office:value="4000">
            <text:p>4000</text:p>
          </table:table-cell>
          <table:table-cell table:style-name="ce21" office:value-type="float" office:value="50000">
            <text:p>50000</text:p>
          </table:table-cell>
          <table:table-cell table:style-name="ce27" office:value-type="float" office:value="174000">
            <text:p>174000</text:p>
          </table:table-cell>
        </table:table-row>
        <table:table-row table:style-name="ro1">
          <table:table-cell table:style-name="ce7" office:value-type="string">
            <text:p>Северное</text:p>
          </table:table-cell>
          <table:table-cell table:style-name="ce13" office:value-type="float" office:value="7000">
            <text:p>7000</text:p>
          </table:table-cell>
          <table:table-cell table:style-name="Значение_20_сводной_20_таблицы" office:value-type="float" office:value="225000">
            <text:p>225000</text:p>
          </table:table-cell>
          <table:table-cell table:style-name="ce22" office:value-type="float" office:value="50000">
            <text:p>50000</text:p>
          </table:table-cell>
          <table:table-cell table:style-name="ce28" office:value-type="float" office:value="282000">
            <text:p>282000</text:p>
          </table:table-cell>
        </table:table-row>
        <table:table-row table:style-name="ro1">
          <table:table-cell table:style-name="ce7" office:value-type="string">
            <text:p>Центральное</text:p>
          </table:table-cell>
          <table:table-cell table:style-name="ce14" office:value-type="float" office:value="14000">
            <text:p>14000</text:p>
          </table:table-cell>
          <table:table-cell table:style-name="ce19"/>
          <table:table-cell table:style-name="ce23" office:value-type="float" office:value="715000">
            <text:p>715000</text:p>
          </table:table-cell>
          <table:table-cell table:style-name="ce29" office:value-type="float" office:value="729000">
            <text:p>729000</text:p>
          </table:table-cell>
        </table:table-row>
        <table:table-row table:style-name="ro1">
          <table:table-cell table:style-name="ce8" office:value-type="string">
            <text:p>Итог Результат</text:p>
          </table:table-cell>
          <table:table-cell table:style-name="ce15" office:value-type="float" office:value="141000">
            <text:p>141000</text:p>
          </table:table-cell>
          <table:table-cell table:style-name="ce20" office:value-type="float" office:value="229000">
            <text:p>229000</text:p>
          </table:table-cell>
          <table:table-cell table:style-name="ce24" office:value-type="float" office:value="815000">
            <text:p>815000</text:p>
          </table:table-cell>
          <table:table-cell table:style-name="ce30" office:value-type="float" office:value="1185000">
            <text:p>1185000</text:p>
          </table:table-cell>
        </table:table-row>
        <table:named-expressions/>
      </table:table>
      <table:table table:name="Данные свод.табл.2" table:style-name="ta1" table:print="false">
        <table:table-column table:style-name="co5" table:default-cell-style-name="Default"/>
        <table:table-column table:style-name="co1" table:number-columns-repeated="3" table:default-cell-style-name="Default"/>
        <table:table-row table:style-name="ro2">
          <table:table-cell office:value-type="string">
            <text:p>Сотрудник</text:p>
          </table:table-cell>
          <table:table-cell office:value-type="string">
            <text:p>Год приема на работу</text:p>
          </table:table-cell>
          <table:table-cell office:value-type="string">
            <text:p>Пол</text:p>
          </table:table-cell>
          <table:table-cell office:value-type="string">
            <text:p>Отдел</text:p>
          </table:table-cell>
        </table:table-row>
        <table:table-row table:style-name="ro1">
          <table:table-cell office:value-type="string">
            <text:p>Андреева Любовь Павловна</text:p>
          </table:table-cell>
          <table:table-cell office:value-type="float" office:value="2005">
            <text:p>2005</text:p>
          </table:table-cell>
          <table:table-cell office:value-type="string">
            <text:p>ж</text:p>
          </table:table-cell>
          <table:table-cell office:value-type="string">
            <text:p>Маркетинг</text:p>
          </table:table-cell>
        </table:table-row>
        <table:table-row table:style-name="ro1">
          <table:table-cell office:value-type="string">
            <text:p>Бершев Федор Григорьевич</text:p>
          </table:table-cell>
          <table:table-cell office:value-type="float" office:value="2001">
            <text:p>2001</text:p>
          </table:table-cell>
          <table:table-cell office:value-type="string">
            <text:p>м</text:p>
          </table:table-cell>
          <table:table-cell office:value-type="string">
            <text:p>Управление</text:p>
          </table:table-cell>
        </table:table-row>
        <table:table-row table:style-name="ro1">
          <table:table-cell office:value-type="string">
            <text:p>Буденков Денис Алексеевич</text:p>
          </table:table-cell>
          <table:table-cell office:value-type="float" office:value="2001">
            <text:p>2001</text:p>
          </table:table-cell>
          <table:table-cell office:value-type="string">
            <text:p>м</text:p>
          </table:table-cell>
          <table:table-cell office:value-type="string">
            <text:p>Склад</text:p>
          </table:table-cell>
        </table:table-row>
        <table:table-row table:style-name="ro1">
          <table:table-cell office:value-type="string">
            <text:p>Васин Петр Семенович</text:p>
          </table:table-cell>
          <table:table-cell office:value-type="float" office:value="2005">
            <text:p>2005</text:p>
          </table:table-cell>
          <table:table-cell office:value-type="string">
            <text:p>м</text:p>
          </table:table-cell>
          <table:table-cell office:value-type="string">
            <text:p>Управление</text:p>
          </table:table-cell>
        </table:table-row>
        <table:table-row table:style-name="ro1">
          <table:table-cell office:value-type="string">
            <text:p>Голубицкая Елена Михайловна</text:p>
          </table:table-cell>
          <table:table-cell office:value-type="float" office:value="2001">
            <text:p>2001</text:p>
          </table:table-cell>
          <table:table-cell office:value-type="string">
            <text:p>ж</text:p>
          </table:table-cell>
          <table:table-cell office:value-type="string">
            <text:p>Маркетинг</text:p>
          </table:table-cell>
        </table:table-row>
        <table:table-row table:style-name="ro1">
          <table:table-cell office:value-type="string">
            <text:p>Горбатов Илья Егорович</text:p>
          </table:table-cell>
          <table:table-cell office:value-type="float" office:value="2002">
            <text:p>2002</text:p>
          </table:table-cell>
          <table:table-cell office:value-type="string">
            <text:p>м</text:p>
          </table:table-cell>
          <table:table-cell office:value-type="string">
            <text:p>Бухгалтерия</text:p>
          </table:table-cell>
        </table:table-row>
        <table:table-row table:style-name="ro1">
          <table:table-cell office:value-type="string">
            <text:p>Грицацуева Сара Абрамовна</text:p>
          </table:table-cell>
          <table:table-cell office:value-type="float" office:value="2005">
            <text:p>2005</text:p>
          </table:table-cell>
          <table:table-cell office:value-type="string">
            <text:p>ж</text:p>
          </table:table-cell>
          <table:table-cell office:value-type="string">
            <text:p>Управление</text:p>
          </table:table-cell>
        </table:table-row>
        <table:table-row table:style-name="ro1">
          <table:table-cell office:value-type="string">
            <text:p>Зайцев Леонид Петрович</text:p>
          </table:table-cell>
          <table:table-cell office:value-type="float" office:value="2005">
            <text:p>2005</text:p>
          </table:table-cell>
          <table:table-cell office:value-type="string">
            <text:p>м</text:p>
          </table:table-cell>
          <table:table-cell office:value-type="string">
            <text:p>Склад</text:p>
          </table:table-cell>
        </table:table-row>
        <table:table-row table:style-name="ro1">
          <table:table-cell office:value-type="string">
            <text:p>Иванкин Иван Иванович</text:p>
          </table:table-cell>
          <table:table-cell office:value-type="float" office:value="2002">
            <text:p>2002</text:p>
          </table:table-cell>
          <table:table-cell office:value-type="string">
            <text:p>м</text:p>
          </table:table-cell>
          <table:table-cell office:value-type="string">
            <text:p>Бухгалтерия</text:p>
          </table:table-cell>
        </table:table-row>
        <table:table-row table:style-name="ro1">
          <table:table-cell table:style-name="ce31" office:value-type="string">
            <text:p>Крылова Анастасия Петровна</text:p>
          </table:table-cell>
          <table:table-cell table:style-name="ce31" office:value-type="float" office:value="2004">
            <text:p>2004</text:p>
          </table:table-cell>
          <table:table-cell office:value-type="string">
            <text:p>ж</text:p>
          </table:table-cell>
          <table:table-cell table:style-name="ce31" office:value-type="string">
            <text:p>Склад</text:p>
          </table:table-cell>
        </table:table-row>
        <table:table-row table:style-name="ro1">
          <table:table-cell table:style-name="ce32" office:value-type="string">
            <text:p>Крылова Ирина Валерьевна</text:p>
          </table:table-cell>
          <table:table-cell table:style-name="ce33" office:value-type="float" office:value="2001">
            <text:p>2001</text:p>
          </table:table-cell>
          <table:table-cell table:style-name="ce32" office:value-type="string">
            <text:p>ж</text:p>
          </table:table-cell>
          <table:table-cell table:style-name="ce32" office:value-type="string">
            <text:p>Бухгалтерия</text:p>
          </table:table-cell>
        </table:table-row>
        <table:table-row table:style-name="ro1">
          <table:table-cell table:style-name="ce32" office:value-type="string">
            <text:p>Ноткин Михаил Максимович</text:p>
          </table:table-cell>
          <table:table-cell table:style-name="ce33" office:value-type="float" office:value="2000">
            <text:p>2000</text:p>
          </table:table-cell>
          <table:table-cell table:style-name="ce32" office:value-type="string">
            <text:p>м</text:p>
          </table:table-cell>
          <table:table-cell table:style-name="ce32" office:value-type="string">
            <text:p>Бухгалтерия</text:p>
          </table:table-cell>
        </table:table-row>
        <table:table-row table:style-name="ro1">
          <table:table-cell table:style-name="ce32" office:value-type="string">
            <text:p>Петрова Лариса Федоровна</text:p>
          </table:table-cell>
          <table:table-cell table:style-name="ce33" office:value-type="float" office:value="2004">
            <text:p>2004</text:p>
          </table:table-cell>
          <table:table-cell table:style-name="ce32" office:value-type="string">
            <text:p>ж</text:p>
          </table:table-cell>
          <table:table-cell table:style-name="ce32" office:value-type="string">
            <text:p>Бухгалтерия</text:p>
          </table:table-cell>
        </table:table-row>
        <table:table-row table:style-name="ro1">
          <table:table-cell table:style-name="ce32" office:value-type="string">
            <text:p>Самойлов Артем Денисович</text:p>
          </table:table-cell>
          <table:table-cell table:style-name="ce33" office:value-type="float" office:value="2003">
            <text:p>2003</text:p>
          </table:table-cell>
          <table:table-cell table:style-name="ce32" office:value-type="string">
            <text:p>м</text:p>
          </table:table-cell>
          <table:table-cell table:style-name="ce32" office:value-type="string">
            <text:p>Маркетинг</text:p>
          </table:table-cell>
        </table:table-row>
        <table:table-row table:style-name="ro1">
          <table:table-cell table:style-name="ce32" office:value-type="string">
            <text:p>Сирко Карл Петрович</text:p>
          </table:table-cell>
          <table:table-cell table:style-name="ce33" office:value-type="float" office:value="2000">
            <text:p>2000</text:p>
          </table:table-cell>
          <table:table-cell table:style-name="ce32" office:value-type="string">
            <text:p>м</text:p>
          </table:table-cell>
          <table:table-cell table:style-name="ce32" office:value-type="string">
            <text:p>Склад</text:p>
          </table:table-cell>
        </table:table-row>
        <table:named-expressions/>
      </table:table>
      <table:table table:name="Сводная таблица_Данные свод.табл.2_1" table:style-name="ta1" table:print="false">
        <table:table-column table:style-name="co1" table:default-cell-style-name="ce7"/>
        <table:table-column table:style-name="co1" table:default-cell-style-name="ce13"/>
        <table:table-column table:style-name="co1" table:number-columns-repeated="2" table:default-cell-style-name="Значение_20_сводной_20_таблицы"/>
        <table:table-column table:style-name="co1" table:default-cell-style-name="ce22"/>
        <table:table-column table:style-name="co1" table:default-cell-style-name="ce28"/>
        <table:table-row table:style-name="ro1">
          <table:table-cell table:style-name="Default" office:value-type="string">
            <text:p>Фильтр</text:p>
          </table:table-cell>
          <table:table-cell table:style-name="Default" table:number-columns-repeated="5"/>
        </table:table-row>
        <table:table-row table:style-name="ro1">
          <table:table-cell table:style-name="Поле_20_сводной_20_таблицы" office:value-type="string">
            <text:p>Пол</text:p>
          </table:table-cell>
          <table:table-cell table:style-name="ce9" office:value-type="string">
            <text:p>- все -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4" office:value-type="string">
            <text:p>Количество - Сотрудник</text:p>
          </table:table-cell>
          <table:table-cell table:style-name="ce10" office:value-type="string">
            <text:p>Отдел</text:p>
          </table:table-cell>
          <table:table-cell table:style-name="ce16" table:number-columns-repeated="3"/>
          <table:table-cell table:style-name="ce25"/>
        </table:table-row>
        <table:table-row table:style-name="ro1">
          <table:table-cell table:style-name="ce5" office:value-type="string">
            <text:p>Год приема на работу</text:p>
          </table:table-cell>
          <table:table-cell table:style-name="ce11" office:value-type="string">
            <text:p>Бухгалтерия</text:p>
          </table:table-cell>
          <table:table-cell table:style-name="ce17" office:value-type="string">
            <text:p>Маркетинг</text:p>
          </table:table-cell>
          <table:table-cell table:style-name="ce17" office:value-type="string">
            <text:p>Склад</text:p>
          </table:table-cell>
          <table:table-cell table:style-name="ce17" office:value-type="string">
            <text:p>Управление</text:p>
          </table:table-cell>
          <table:table-cell table:style-name="ce26" office:value-type="string">
            <text:p>Итог Результат</text:p>
          </table:table-cell>
        </table:table-row>
        <table:table-row table:style-name="ro1">
          <table:table-cell table:style-name="ce6" office:value-type="float" office:value="2000">
            <text:p>2000</text:p>
          </table:table-cell>
          <table:table-cell table:style-name="ce12" office:value-type="float" office:value="1">
            <text:p>1</text:p>
          </table:table-cell>
          <table:table-cell table:style-name="ce18"/>
          <table:table-cell table:style-name="ce18" office:value-type="float" office:value="1">
            <text:p>1</text:p>
          </table:table-cell>
          <table:table-cell table:style-name="ce21"/>
          <table:table-cell table:style-name="ce27" office:value-type="float" office:value="2">
            <text:p>2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table:number-columns-repeated="4"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14"/>
          <table:table-cell table:number-columns-repeated="2" table:style-name="ce19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9" office:value-type="float" office:value="4">
            <text:p>4</text:p>
          </table:table-cell>
        </table:table-row>
        <table:table-row table:style-name="ro1">
          <table:table-cell table:style-name="ce8" office:value-type="string">
            <text:p>Итог Результат</text:p>
          </table:table-cell>
          <table:table-cell table:style-name="ce15" office:value-type="float" office:value="5">
            <text:p>5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30" office:value-type="float" office:value="15">
            <text:p>15</text:p>
          </table:table-cell>
        </table:table-row>
        <table:named-expressions/>
      </table:table>
      <table:table table:name="Табл формулы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Год</text:p>
          </table:table-cell>
          <table:table-cell office:value-type="string">
            <text:p>Приход</text:p>
          </table:table-cell>
          <table:table-cell office:value-type="string">
            <text:p>Расход</text:p>
          </table:table-cell>
          <table:table-cell office:value-type="string">
            <text:p>Доход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0000">
            <text:p>20000</text:p>
          </table:table-cell>
          <table:table-cell office:value-type="float" office:value="15000">
            <text:p>15000</text:p>
          </table:table-cell>
          <table:table-cell table:style-name="ce34" table:number-matrix-columns-spanned="1" table:number-matrix-rows-spanned="4" table:formula="of:=Приход-Расход" office:value-type="float" office:value="5000">
            <text:p>500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6000">
            <text:p>36000</text:p>
          </table:table-cell>
          <table:table-cell office:value-type="float" office:value="23000">
            <text:p>23000</text:p>
          </table:table-cell>
          <table:table-cell office:value-type="float" office:value="13000">
            <text:p>1300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1000">
            <text:p>41000</text:p>
          </table:table-cell>
          <table:table-cell office:value-type="float" office:value="25000">
            <text:p>25000</text:p>
          </table:table-cell>
          <table:table-cell office:value-type="float" office:value="16000">
            <text:p>1600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30000">
            <text:p>30000</text:p>
          </table:table-cell>
          <table:table-cell office:value-type="float" office:value="18000">
            <text:p>18000</text:p>
          </table:table-cell>
          <table:table-cell office:value-type="float" office:value="12000">
            <text:p>12000</text:p>
          </table:table-cell>
        </table:table-row>
        <table:named-expressions/>
      </table:table>
      <table:table table:name="Инд зад" table:style-name="ta1" table:print="false">
        <table:table-column table:style-name="co1" table:number-columns-repeated="6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matrix-columns-spanned="1" table:number-matrix-rows-spanned="1" table:formula="of:=SUM(IF([.A1:.A19]+[.A2:.A20]=[.B1];1;0))"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matrix-columns-spanned="1" table:number-matrix-rows-spanned="1" table:formula="of:=SUM(IF(AND([.E2:.E9]&gt;[.E1:.E8];[.E2:.E9]&gt;[.E3:.E10]);1;0))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number-columns-repeated="3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3"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named-expressions/>
      </table:table>
      <table:named-expressions>
        <table:named-range table:name="База" table:base-cell-address="$'Д-функ'.$G$16" table:cell-range-address="$'Д-функ'.$A$1:.$G$16"/>
        <table:named-range table:name="Приход" table:base-cell-address="$'Табл формулы'.$B$2" table:cell-range-address="$'Табл формулы'.$B$2:.$B$5"/>
        <table:named-range table:name="Расход" table:base-cell-address="$'Табл формулы'.$C$5" table:cell-range-address="$'Табл формулы'.$C$2:.$C$5"/>
      </table:named-expressions>
      <table:database-ranges>
        <table:database-range table:target-range-address="Итоги2.A1:Итоги2.J12">
          <table:sort table:bind-styles-to-content="false">
            <table:sort-by table:field-number="6" table:data-type="automatic"/>
          </table:sort>
          <table:subtotal-rules table:bind-styles-to-content="false">
            <table:sort-groups/>
            <table:subtotal-rule table:group-by-field-number="6">
              <table:subtotal-field table:field-number="4" table:function="sum"/>
            </table:subtotal-rule>
          </table:subtotal-rules>
        </table:database-range>
      </table:database-ranges>
      <table:data-pilot-tables>
        <table:data-pilot-table table:name="Pivot1" table:application-data="" table:target-range-address="'Сводная таблица_Данные свод.табл.1_1'.A1:'Сводная таблица_Данные свод.табл.1_1'.E11" table:buttons="'Сводная таблица_Данные свод.табл.1_1'.A1 'Сводная таблица_Данные свод.табл.1_1'.A2 'Сводная таблица_Данные свод.табл.1_1'.A3 'Сводная таблица_Данные свод.табл.1_1'.A4 'Сводная таблица_Данные свод.табл.1_1'.A7 'Сводная таблица_Данные свод.табл.1_1'.B6">
          <table:source-cell-range table:cell-range-address="'Данные свод.табл.1'.A1:'Данные свод.табл.1'.F16"/>
          <table:data-pilot-field table:source-field-name="Клиент" table:orientation="page" table:used-hierarchy="0" table:function="auto">
            <table:data-pilot-level table:show-empty="false">
              <table:data-pilot-members>
                <table:data-pilot-member table:name="VIP" table:display="true" table:show-details="true"/>
                <table:data-pilot-member table:name="Обычный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Открыл" table:orientation="page" table:used-hierarchy="0" table:function="auto">
            <table:data-pilot-level table:show-empty="false">
              <table:data-pilot-members>
                <table:data-pilot-member table:name="Кассир" table:display="true" table:show-details="true"/>
                <table:data-pilot-member table:name="Уполномоченный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Дата" table:orientation="page" table:used-hierarchy="0" table:function="auto">
            <table:data-pilot-level table:show-empty="false">
              <table:data-pilot-subtotals>
                <table:data-pilot-subtotal table:function="sum"/>
              </table:data-pilot-subtotals>
              <table:data-pilot-members>
                <table:data-pilot-member table:name="01.09.2005" table:display="true" table:show-details="true"/>
                <table:data-pilot-member table:name="02.09.2005" table:display="true" table:show-details="true"/>
                <table:data-pilot-member table:name="03.09.200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Тип" table:orientation="column" table:used-hierarchy="0" table:function="auto">
            <table:data-pilot-level table:show-empty="false">
              <table:data-pilot-members>
                <table:data-pilot-member table:name="Депозит" table:display="true" table:show-details="true"/>
                <table:data-pilot-member table:name="Срочный" table:display="true" table:show-details="true"/>
                <table:data-pilot-member table:name="Текущий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Отделение" table:orientation="row" table:used-hierarchy="0" table:function="auto">
            <table:data-pilot-level table:show-empty="false">
              <table:data-pilot-members>
                <table:data-pilot-member table:name="Западное" table:display="true" table:show-details="true"/>
                <table:data-pilot-member table:name="Северное" table:display="true" table:show-details="true"/>
                <table:data-pilot-member table:name="Центральное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Сумма счета, руб" table:orientation="data" table:used-hierarchy="0" table:function="sum">
            <table:data-pilot-level table:show-empty="false">
              <table:data-pilot-members>
                <table:data-pilot-member table:name="4000" table:display="true" table:show-details="true"/>
                <table:data-pilot-member table:name="5000" table:display="true" table:show-details="true"/>
                <table:data-pilot-member table:name="7000" table:display="true" table:show-details="true"/>
                <table:data-pilot-member table:name="10000" table:display="true" table:show-details="true"/>
                <table:data-pilot-member table:name="14000" table:display="true" table:show-details="true"/>
                <table:data-pilot-member table:name="15000" table:display="true" table:show-details="true"/>
                <table:data-pilot-member table:name="50000" table:display="true" table:show-details="true"/>
                <table:data-pilot-member table:name="90000" table:display="true" table:show-details="true"/>
                <table:data-pilot-member table:name="100000" table:display="true" table:show-details="true"/>
                <table:data-pilot-member table:name="120000" table:display="true" table:show-details="true"/>
                <table:data-pilot-member table:name="300000" table:display="true" table:show-details="true"/>
                <table:data-pilot-member table:name="40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Pivot2" table:application-data="" table:target-range-address="'Сводная таблица_Данные свод.табл.2_1'.A1:'Сводная таблица_Данные свод.табл.2_1'.F12" table:buttons="'Сводная таблица_Данные свод.табл.2_1'.A1 'Сводная таблица_Данные свод.табл.2_1'.A2 'Сводная таблица_Данные свод.табл.2_1'.A5 'Сводная таблица_Данные свод.табл.2_1'.B4">
          <table:source-cell-range table:cell-range-address="'Данные свод.табл.2'.A1:'Данные свод.табл.2'.D16"/>
          <table:data-pilot-field table:source-field-name="Пол" table:orientation="page" table:used-hierarchy="0" table:function="auto">
            <table:data-pilot-level table:show-empty="false">
              <table:data-pilot-members>
                <table:data-pilot-member table:name="ж" table:display="true" table:show-details="true"/>
                <table:data-pilot-member table:name="м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Отдел" table:orientation="column" table:used-hierarchy="0" table:function="auto">
            <table:data-pilot-level table:show-empty="false">
              <table:data-pilot-members>
                <table:data-pilot-member table:name="Бухгалтерия" table:display="true" table:show-details="true"/>
                <table:data-pilot-member table:name="Маркетинг" table:display="true" table:show-details="true"/>
                <table:data-pilot-member table:name="Склад" table:display="true" table:show-details="true"/>
                <table:data-pilot-member table:name="Управление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Год приема на работу" table:orientation="row" table:used-hierarchy="0" table:function="auto">
            <table:data-pilot-level table:show-empty="false">
              <table:data-pilot-members>
                <table:data-pilot-member table:name="2000" table:display="true" table:show-details="true"/>
                <table:data-pilot-member table:name="2001" table:display="true" table:show-details="true"/>
                <table:data-pilot-member table:name="2002" table:display="true" table:show-details="true"/>
                <table:data-pilot-member table:name="2003" table:display="true" table:show-details="true"/>
                <table:data-pilot-member table:name="2004" table:display="true" table:show-details="true"/>
                <table:data-pilot-member table:name="200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Сотрудник" table:orientation="data" table:used-hierarchy="0" table:function="count">
            <table:data-pilot-level table:show-empty="false">
              <table:data-pilot-members>
                <table:data-pilot-member table:name="Андреева Любовь Павловна" table:display="true" table:show-details="true"/>
                <table:data-pilot-member table:name="Бершев Федор Григорьевич" table:display="true" table:show-details="true"/>
                <table:data-pilot-member table:name="Буденков Денис Алексеевич" table:display="true" table:show-details="true"/>
                <table:data-pilot-member table:name="Васин Петр Семенович" table:display="true" table:show-details="true"/>
                <table:data-pilot-member table:name="Голубицкая Елена Михайловна" table:display="true" table:show-details="true"/>
                <table:data-pilot-member table:name="Горбатов Илья Егорович" table:display="true" table:show-details="true"/>
                <table:data-pilot-member table:name="Грицацуева Сара Абрамовна" table:display="true" table:show-details="true"/>
                <table:data-pilot-member table:name="Зайцев Леонид Петрович" table:display="true" table:show-details="true"/>
                <table:data-pilot-member table:name="Иванкин Иван Иванович" table:display="true" table:show-details="true"/>
                <table:data-pilot-member table:name="Крылова Анастасия Петровна" table:display="true" table:show-details="true"/>
                <table:data-pilot-member table:name="Крылова Ирина Валерьевна" table:display="true" table:show-details="true"/>
                <table:data-pilot-member table:name="Ноткин Михаил Максимович" table:display="true" table:show-details="true"/>
                <table:data-pilot-member table:name="Петрова Лариса Федоровна" table:display="true" table:show-details="true"/>
                <table:data-pilot-member table:name="Самойлов Артем Денисович" table:display="true" table:show-details="true"/>
                <table:data-pilot-member table:name="Сирко Карл Петрович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Поле_20_сводной_20_таблицы" style:display-name="Поле сводной таблицы" style:family="table-cell" style:parent-style-name="Default"/>
    <style:style style:name="Угол_20_сводной_20_таблицы" style:display-name="Угол сводной таблицы" style:family="table-cell" style:parent-style-name="Default"/>
    <style:style style:name="Категория_20_сводной_20_таблицы" style:display-name="Категория сводной таблицы" style:family="table-cell" style:parent-style-name="Default">
      <style:table-cell-properties style:text-align-source="fix" style:repeat-content="false"/>
      <style:paragraph-properties fo:text-align="start"/>
    </style:style>
    <style:style style:name="Заголовок_20_сводной_20_таблицы" style:display-name="Заголовок сводной таблицы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Значение_20_сводной_20_таблицы" style:display-name="Значение сводной таблицы" style:family="table-cell" style:parent-style-name="Default"/>
    <style:style style:name="Результат_20_сводной_20_таблицы" style:display-name="Результат сводной таблицы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22.03.2017</text:date>, <text:time>10:56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4M47S</meta:editing-duration>
    <meta:editing-cycles>7</meta:editing-cycles>
    <meta:generator>OpenOffice/4.1.3$Win32 OpenOffice.org_project/413m1$Build-9783</meta:generator>
    <dc:date>2017-03-22T10:56:40.83</dc:date>
    <dc:creator>Al Coholic</dc:creator>
    <meta:document-statistic meta:table-count="12" meta:cell-count="988" meta:object-count="0"/>
    <meta:user-defined meta:name="Info 1"/>
    <meta:user-defined meta:name="Info 2"/>
    <meta:user-defined meta:name="Info 3"/>
    <meta:user-defined meta:name="Info 4"/>
  </office:meta>
</office:document-meta>
</file>